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65">
            <text:p>26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82">
            <text:p>28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39">
            <text:p>53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6058">
            <text:p>2605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7501">
            <text:p>2750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1292">
            <text:p>3129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07">
            <text:p>2021-04-0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2 - 1.04)">
            <text:p>(0.72 - 1.0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1">
            <text:p>1.0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77">
            <text:p>177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33570863024545">
            <text:p>0.0233570863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8281908688045">
            <text:p>1.0828190869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0.0213378927985">
            <text:p>30.0213378928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21.375">
            <text:p>-21.37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285762032085562">
            <text:p>-0.0028576203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90014334225046">
            <text:p>0.9900143342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05.375">
            <text:p>-105.37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35113476086678">
            <text:p>-0.0135113476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53068094137499">
            <text:p>0.953068094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442">
            <text:p>442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766">
            <text:p>14766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81.25">
            <text:p>81.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550250575646756">
            <text:p>0.0055025058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1931811418405">
            <text:p>1.01931811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433">
            <text:p>17433</text:p>
          </table:table-cell>
          <table:table-cell office:value-type="float" office:value="136">
            <text:p>136</text:p>
          </table:table-cell>
          <table:table-cell office:value-type="float" office:value="-55">
            <text:p>-55</text:p>
          </table:table-cell>
          <table:table-cell office:value-type="float" office:value="113.625">
            <text:p>113.625</text:p>
          </table:table-cell>
          <table:table-cell office:value-type="float" office:value="0.0180610889774236">
            <text:p>0.018061089</text:p>
          </table:table-cell>
          <table:table-cell office:value-type="float" office:value="-0.00484069706037669">
            <text:p>-0.0048406971</text:p>
          </table:table-cell>
          <table:table-cell office:value-type="float" office:value="0.00651781104801239">
            <text:p>0.006517811</text:p>
          </table:table-cell>
          <table:table-cell office:value-type="float" office:value="1.06385316917368">
            <text:p>1.0638531692</text:p>
          </table:table-cell>
          <table:table-cell office:value-type="float" office:value="0.983103487690821">
            <text:p>0.9831034877</text:p>
          </table:table-cell>
          <table:table-cell office:value-type="float" office:value="1.02289560311532">
            <text:p>1.02289560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782">
            <text:p>11782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17.5">
            <text:p>117.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997283992530979">
            <text:p>0.0099728399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509987650949">
            <text:p>1.0350998765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492">
            <text:p>10492</text:p>
          </table:table-cell>
          <table:table-cell office:value-type="float" office:value="15231">
            <text:p>15231</text:p>
          </table:table-cell>
          <table:table-cell office:value-type="float" office:value="-78.625">
            <text:p>-78.625</text:p>
          </table:table-cell>
          <table:table-cell office:value-type="float" office:value="320.625">
            <text:p>320.625</text:p>
          </table:table-cell>
          <table:table-cell office:value-type="float" office:value="-122">
            <text:p>-122</text:p>
          </table:table-cell>
          <table:table-cell office:value-type="float" office:value="-0.0101190476190476">
            <text:p>-0.0101190476</text:p>
          </table:table-cell>
          <table:table-cell office:value-type="float" office:value="0.0305589973313">
            <text:p>0.0305589973</text:p>
          </table:table-cell>
          <table:table-cell office:value-type="float" office:value="-0.00800997964677303">
            <text:p>-0.0080099796</text:p>
          </table:table-cell>
          <table:table-cell office:value-type="float" office:value="0.964784027777778">
            <text:p>0.9647840278</text:p>
          </table:table-cell>
          <table:table-cell office:value-type="float" office:value="1.10878684120262">
            <text:p>1.1087868412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0270967830293">
            <text:p>23.027096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656">
            <text:p>10656</text:p>
          </table:table-cell>
          <table:table-cell office:value-type="float" office:value="15142">
            <text:p>15142</text:p>
          </table:table-cell>
          <table:table-cell office:value-type="float" office:value="109">
            <text:p>109</text:p>
          </table:table-cell>
          <table:table-cell office:value-type="float" office:value="106.5">
            <text:p>106.5</text:p>
          </table:table-cell>
          <table:table-cell office:value-type="float" office:value="100.625">
            <text:p>100.625</text:p>
          </table:table-cell>
          <table:table-cell office:value-type="float" office:value="0.0138853503184713">
            <text:p>0.0138853503</text:p>
          </table:table-cell>
          <table:table-cell office:value-type="float" office:value="0.00999436936936937">
            <text:p>0.0099943694</text:p>
          </table:table-cell>
          <table:table-cell office:value-type="float" office:value="0.00664542332584863">
            <text:p>0.0066454233</text:p>
          </table:table-cell>
          <table:table-cell office:value-type="float" office:value="1.04897661990344">
            <text:p>1.0489766199</text:p>
          </table:table-cell>
          <table:table-cell office:value-type="float" office:value="1.03517607213421">
            <text:p>1.0351760721</text:p>
          </table:table-cell>
          <table:table-cell office:value-type="float" office:value="1.02334553847678">
            <text:p>1.0233455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616">
            <text:p>10616</text:p>
          </table:table-cell>
          <table:table-cell office:value-type="float" office:value="17433">
            <text:p>17433</text:p>
          </table:table-cell>
          <table:table-cell office:value-type="float" office:value="105.5">
            <text:p>105.5</text:p>
          </table:table-cell>
          <table:table-cell office:value-type="float" office:value="188">
            <text:p>188</text:p>
          </table:table-cell>
          <table:table-cell office:value-type="float" office:value="113.625">
            <text:p>113.625</text:p>
          </table:table-cell>
          <table:table-cell office:value-type="float" office:value="0.0138560546361965">
            <text:p>0.0138560546</text:p>
          </table:table-cell>
          <table:table-cell office:value-type="float" office:value="0.0177091183119819">
            <text:p>0.0177091183</text:p>
          </table:table-cell>
          <table:table-cell office:value-type="float" office:value="0.00651781104801239">
            <text:p>0.006517811</text:p>
          </table:table-cell>
          <table:table-cell office:value-type="float" office:value="1.04887249211685">
            <text:p>1.0488724921</text:p>
          </table:table-cell>
          <table:table-cell office:value-type="float" office:value="1.06259659531986">
            <text:p>1.0625965953</text:p>
          </table:table-cell>
          <table:table-cell office:value-type="float" office:value="1.02289560311532">
            <text:p>1.02289560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846">
            <text:p>10846</text:p>
          </table:table-cell>
          <table:table-cell office:value-type="float" office:value="15656">
            <text:p>15656</text:p>
          </table:table-cell>
          <table:table-cell office:value-type="float" office:value="-50.5">
            <text:p>-50.5</text:p>
          </table:table-cell>
          <table:table-cell office:value-type="float" office:value="182.625">
            <text:p>182.625</text:p>
          </table:table-cell>
          <table:table-cell office:value-type="float" office:value="233.75">
            <text:p>233.75</text:p>
          </table:table-cell>
          <table:table-cell office:value-type="float" office:value="-0.00668697033898305">
            <text:p>-0.0066869703</text:p>
          </table:table-cell>
          <table:table-cell office:value-type="float" office:value="0.0168380047943942">
            <text:p>0.0168380048</text:p>
          </table:table-cell>
          <table:table-cell office:value-type="float" office:value="0.0149303781297905">
            <text:p>0.0149303781</text:p>
          </table:table-cell>
          <table:table-cell office:value-type="float" office:value="0.976683246335296">
            <text:p>0.9766832463</text:p>
          </table:table-cell>
          <table:table-cell office:value-type="float" office:value="1.05948871285507">
            <text:p>1.0594887129</text:p>
          </table:table-cell>
          <table:table-cell office:value-type="float" office:value="1.05269323918882">
            <text:p>1.05269323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536">
            <text:p>10536</text:p>
          </table:table-cell>
          <table:table-cell office:value-type="float" office:value="17515">
            <text:p>17515</text:p>
          </table:table-cell>
          <table:table-cell office:value-type="float" office:value="-44.25">
            <text:p>-44.25</text:p>
          </table:table-cell>
          <table:table-cell office:value-type="float" office:value="336.125">
            <text:p>336.125</text:p>
          </table:table-cell>
          <table:table-cell office:value-type="float" office:value="541.25">
            <text:p>541.25</text:p>
          </table:table-cell>
          <table:table-cell office:value-type="float" office:value="-0.0056949806949807">
            <text:p>-0.0056949807</text:p>
          </table:table-cell>
          <table:table-cell office:value-type="float" office:value="0.0319025246772969">
            <text:p>0.0319025247</text:p>
          </table:table-cell>
          <table:table-cell office:value-type="float" office:value="0.0309020839280617">
            <text:p>0.0309020839</text:p>
          </table:table-cell>
          <table:table-cell office:value-type="float" office:value="0.980131135865595">
            <text:p>0.9801311359</text:p>
          </table:table-cell>
          <table:table-cell office:value-type="float" office:value="1.11365366768888">
            <text:p>1.1136536677</text:p>
          </table:table-cell>
          <table:table-cell office:value-type="float" office:value="1.11002897377877">
            <text:p>1.1100289738</text:p>
          </table:table-cell>
          <table:table-cell office:value-type="float" office:value="0">
            <text:p>0</text:p>
          </table:table-cell>
          <table:table-cell office:value-type="float" office:value="22.0717918303673">
            <text:p>22.0717918304</text:p>
          </table:table-cell>
          <table:table-cell office:value-type="float" office:value="22.7752505265758">
            <text:p>22.775250526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74">
            <text:p>8374</text:p>
          </table:table-cell>
          <table:table-cell office:value-type="float" office:value="11710">
            <text:p>11710</text:p>
          </table:table-cell>
          <table:table-cell office:value-type="float" office:value="20170">
            <text:p>20170</text:p>
          </table:table-cell>
          <table:table-cell office:value-type="float" office:value="349.125">
            <text:p>349.125</text:p>
          </table:table-cell>
          <table:table-cell office:value-type="float" office:value="355.375">
            <text:p>355.375</text:p>
          </table:table-cell>
          <table:table-cell office:value-type="float" office:value="591.25">
            <text:p>591.25</text:p>
          </table:table-cell>
          <table:table-cell office:value-type="float" office:value="0.0416915452591354">
            <text:p>0.0416915453</text:p>
          </table:table-cell>
          <table:table-cell office:value-type="float" office:value="0.0303479931682323">
            <text:p>0.0303479932</text:p>
          </table:table-cell>
          <table:table-cell office:value-type="float" office:value="0.0293133366385721">
            <text:p>0.0293133366</text:p>
          </table:table-cell>
          <table:table-cell office:value-type="float" office:value="1.14932725090132">
            <text:p>1.1493272509</text:p>
          </table:table-cell>
          <table:table-cell office:value-type="float" office:value="1.10802313743992">
            <text:p>1.1080231374</text:p>
          </table:table-cell>
          <table:table-cell office:value-type="float" office:value="1.10428085077658">
            <text:p>1.1042808508</text:p>
          </table:table-cell>
          <table:table-cell office:value-type="float" office:value="16.9698197190292">
            <text:p>16.969819719</text:p>
          </table:table-cell>
          <table:table-cell office:value-type="float" office:value="23.1848143163185">
            <text:p>23.1848143163</text:p>
          </table:table-cell>
          <table:table-cell office:value-type="float" office:value="23.9910419719234">
            <text:p>23.991041971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8214">
            <text:p>8214</text:p>
          </table:table-cell>
          <table:table-cell office:value-type="float" office:value="12634">
            <text:p>12634</text:p>
          </table:table-cell>
          <table:table-cell office:value-type="float" office:value="18669">
            <text:p>18669</text:p>
          </table:table-cell>
          <table:table-cell office:value-type="float" office:value="85.5">
            <text:p>85.5</text:p>
          </table:table-cell>
          <table:table-cell office:value-type="float" office:value="85.25">
            <text:p>85.25</text:p>
          </table:table-cell>
          <table:table-cell office:value-type="float" office:value="911.875">
            <text:p>911.875</text:p>
          </table:table-cell>
          <table:table-cell office:value-type="float" office:value="0.010409057706355">
            <text:p>0.0104090577</text:p>
          </table:table-cell>
          <table:table-cell office:value-type="float" office:value="0.00674766503086908">
            <text:p>0.006747665</text:p>
          </table:table-cell>
          <table:table-cell office:value-type="float" office:value="0.0488443408859607">
            <text:p>0.0488443409</text:p>
          </table:table-cell>
          <table:table-cell office:value-type="float" office:value="1.03664406499762">
            <text:p>1.036644065</text:p>
          </table:table-cell>
          <table:table-cell office:value-type="float" office:value="1.02370606833544">
            <text:p>1.0237060683</text:p>
          </table:table-cell>
          <table:table-cell office:value-type="float" office:value="1.17563130158857">
            <text:p>1.1756313016</text:p>
          </table:table-cell>
          <table:table-cell table:number-columns-repeated="2" office:value-type="float" office:value="0">
            <text:p>0</text:p>
          </table:table-cell>
          <table:table-cell office:value-type="float" office:value="14.5347605011934">
            <text:p>14.534760501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8498">
            <text:p>8498</text:p>
          </table:table-cell>
          <table:table-cell office:value-type="float" office:value="11722">
            <text:p>11722</text:p>
          </table:table-cell>
          <table:table-cell office:value-type="float" office:value="18131">
            <text:p>18131</text:p>
          </table:table-cell>
          <table:table-cell office:value-type="float" office:value="170.25">
            <text:p>170.25</text:p>
          </table:table-cell>
          <table:table-cell office:value-type="float" office:value="166.25">
            <text:p>166.25</text:p>
          </table:table-cell>
          <table:table-cell office:value-type="float" office:value="1107.25">
            <text:p>1107.25</text:p>
          </table:table-cell>
          <table:table-cell office:value-type="float" office:value="0.0200341256766298">
            <text:p>0.0200341257</text:p>
          </table:table-cell>
          <table:table-cell office:value-type="float" office:value="0.0141827333219587">
            <text:p>0.0141827333</text:p>
          </table:table-cell>
          <table:table-cell office:value-type="float" office:value="0.0610694390822348">
            <text:p>0.0610694391</text:p>
          </table:table-cell>
          <table:table-cell office:value-type="float" office:value="1.07090611760379">
            <text:p>1.0709061176</text:p>
          </table:table-cell>
          <table:table-cell office:value-type="float" office:value="1.05003382047884">
            <text:p>1.0500338205</text:p>
          </table:table-cell>
          <table:table-cell office:value-type="float" office:value="1.22105281051187">
            <text:p>1.2210528105</text:p>
          </table:table-cell>
          <table:table-cell office:value-type="float" office:value="34.9437522870572">
            <text:p>34.9437522871</text:p>
          </table:table-cell>
          <table:table-cell office:value-type="float" office:value="0">
            <text:p>0</text:p>
          </table:table-cell>
          <table:table-cell office:value-type="float" office:value="11.6932979418745">
            <text:p>11.693297941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31">
            <text:p>431</text:p>
          </table:table-cell>
          <table:table-cell office:value-type="float" office:value="8400">
            <text:p>8400</text:p>
          </table:table-cell>
          <table:table-cell office:value-type="float" office:value="12984">
            <text:p>12984</text:p>
          </table:table-cell>
          <table:table-cell office:value-type="float" office:value="18752">
            <text:p>18752</text:p>
          </table:table-cell>
          <table:table-cell office:value-type="float" office:value="284.375">
            <text:p>284.375</text:p>
          </table:table-cell>
          <table:table-cell office:value-type="float" office:value="373.75">
            <text:p>373.75</text:p>
          </table:table-cell>
          <table:table-cell office:value-type="float" office:value="1067.875">
            <text:p>1067.875</text:p>
          </table:table-cell>
          <table:table-cell office:value-type="float" office:value="0.0338541666666667">
            <text:p>0.0338541667</text:p>
          </table:table-cell>
          <table:table-cell office:value-type="float" office:value="0.0287854282193469">
            <text:p>0.0287854282</text:p>
          </table:table-cell>
          <table:table-cell office:value-type="float" office:value="0.0569472589590444">
            <text:p>0.056947259</text:p>
          </table:table-cell>
          <table:table-cell office:value-type="float" office:value="1.12073594835069">
            <text:p>1.1207359484</text:p>
          </table:table-cell>
          <table:table-cell office:value-type="float" office:value="1.10237305648815">
            <text:p>1.1023730565</text:p>
          </table:table-cell>
          <table:table-cell office:value-type="float" office:value="1.20567166735043">
            <text:p>1.2056716674</text:p>
          </table:table-cell>
          <table:table-cell office:value-type="float" office:value="20.8191518381239">
            <text:p>20.8191518381</text:p>
          </table:table-cell>
          <table:table-cell office:value-type="float" office:value="24.4247283417029">
            <text:p>24.4247283417</text:p>
          </table:table-cell>
          <table:table-cell office:value-type="float" office:value="12.5151137378261">
            <text:p>12.515113737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294">
            <text:p>8294</text:p>
          </table:table-cell>
          <table:table-cell office:value-type="float" office:value="13970">
            <text:p>13970</text:p>
          </table:table-cell>
          <table:table-cell office:value-type="float" office:value="19439">
            <text:p>19439</text:p>
          </table:table-cell>
          <table:table-cell office:value-type="float" office:value="317.75">
            <text:p>317.75</text:p>
          </table:table-cell>
          <table:table-cell office:value-type="float" office:value="520.125">
            <text:p>520.125</text:p>
          </table:table-cell>
          <table:table-cell office:value-type="float" office:value="654.25">
            <text:p>654.25</text:p>
          </table:table-cell>
          <table:table-cell office:value-type="float" office:value="0.0383108271039306">
            <text:p>0.0383108271</text:p>
          </table:table-cell>
          <table:table-cell office:value-type="float" office:value="0.0372315676449535">
            <text:p>0.0372315676</text:p>
          </table:table-cell>
          <table:table-cell office:value-type="float" office:value="0.0336565666958177">
            <text:p>0.0336565667</text:p>
          </table:table-cell>
          <table:table-cell office:value-type="float" office:value="1.1369646250316">
            <text:p>1.136964625</text:p>
          </table:table-cell>
          <table:table-cell office:value-type="float" office:value="1.13302741843077">
            <text:p>1.1330274184</text:p>
          </table:table-cell>
          <table:table-cell office:value-type="float" office:value="1.12001820181959">
            <text:p>1.1200182018</text:p>
          </table:table-cell>
          <table:table-cell office:value-type="float" office:value="18.4371250025605">
            <text:p>18.4371250026</text:p>
          </table:table-cell>
          <table:table-cell office:value-type="float" office:value="18.9616524402743">
            <text:p>18.9616524403</text:p>
          </table:table-cell>
          <table:table-cell office:value-type="float" office:value="20.9393700555399">
            <text:p>20.939370055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416">
            <text:p>416</text:p>
          </table:table-cell>
          <table:table-cell table:number-columns-repeated="2" office:value-type="float" office:value="293">
            <text:p>293</text:p>
          </table:table-cell>
          <table:table-cell office:value-type="float" office:value="8300">
            <text:p>8300</text:p>
          </table:table-cell>
          <table:table-cell office:value-type="float" office:value="13894">
            <text:p>13894</text:p>
          </table:table-cell>
          <table:table-cell office:value-type="float" office:value="20986">
            <text:p>20986</text:p>
          </table:table-cell>
          <table:table-cell office:value-type="float" office:value="133.75">
            <text:p>133.75</text:p>
          </table:table-cell>
          <table:table-cell office:value-type="float" office:value="666.125">
            <text:p>666.125</text:p>
          </table:table-cell>
          <table:table-cell office:value-type="float" office:value="709.75">
            <text:p>709.75</text:p>
          </table:table-cell>
          <table:table-cell office:value-type="float" office:value="0.0161144578313253">
            <text:p>0.0161144578</text:p>
          </table:table-cell>
          <table:table-cell office:value-type="float" office:value="0.0479433568446812">
            <text:p>0.0479433568</text:p>
          </table:table-cell>
          <table:table-cell office:value-type="float" office:value="0.0338201658248356">
            <text:p>0.0338201658</text:p>
          </table:table-cell>
          <table:table-cell office:value-type="float" office:value="1.05690956688199">
            <text:p>1.0569095669</text:p>
          </table:table-cell>
          <table:table-cell office:value-type="float" office:value="1.17230693726884">
            <text:p>1.1723069373</text:p>
          </table:table-cell>
          <table:table-cell office:value-type="float" office:value="1.12061243547511">
            <text:p>1.1206124355</text:p>
          </table:table-cell>
          <table:table-cell office:value-type="float" office:value="0">
            <text:p>0</text:p>
          </table:table-cell>
          <table:table-cell office:value-type="float" office:value="14.8014959212529">
            <text:p>14.8014959213</text:p>
          </table:table-cell>
          <table:table-cell office:value-type="float" office:value="20.8397376190791">
            <text:p>20.839737619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505">
            <text:p>8505</text:p>
          </table:table-cell>
          <table:table-cell office:value-type="float" office:value="14016">
            <text:p>14016</text:p>
          </table:table-cell>
          <table:table-cell office:value-type="float" office:value="23806">
            <text:p>23806</text:p>
          </table:table-cell>
          <table:table-cell office:value-type="float" office:value="164.125">
            <text:p>164.125</text:p>
          </table:table-cell>
          <table:table-cell office:value-type="float" office:value="512.25">
            <text:p>512.25</text:p>
          </table:table-cell>
          <table:table-cell office:value-type="float" office:value="912.875">
            <text:p>912.875</text:p>
          </table:table-cell>
          <table:table-cell office:value-type="float" office:value="0.0192974720752499">
            <text:p>0.0192974721</text:p>
          </table:table-cell>
          <table:table-cell office:value-type="float" office:value="0.0365475171232877">
            <text:p>0.0365475171</text:p>
          </table:table-cell>
          <table:table-cell office:value-type="float" office:value="0.0383464252709401">
            <text:p>0.0383464253</text:p>
          </table:table-cell>
          <table:table-cell office:value-type="float" office:value="1.06827104142322">
            <text:p>1.0682710414</text:p>
          </table:table-cell>
          <table:table-cell office:value-type="float" office:value="1.13053432310695">
            <text:p>1.1305343231</text:p>
          </table:table-cell>
          <table:table-cell office:value-type="float" office:value="1.13709456717717">
            <text:p>1.1370945672</text:p>
          </table:table-cell>
          <table:table-cell office:value-type="float" office:value="0">
            <text:p>0</text:p>
          </table:table-cell>
          <table:table-cell office:value-type="float" office:value="19.3101437293833">
            <text:p>19.3101437294</text:p>
          </table:table-cell>
          <table:table-cell office:value-type="float" office:value="18.4203269907096">
            <text:p>18.420326990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10054">
            <text:p>10054</text:p>
          </table:table-cell>
          <table:table-cell office:value-type="float" office:value="15430">
            <text:p>15430</text:p>
          </table:table-cell>
          <table:table-cell office:value-type="float" office:value="25775">
            <text:p>25775</text:p>
          </table:table-cell>
          <table:table-cell office:value-type="float" office:value="305.75">
            <text:p>305.75</text:p>
          </table:table-cell>
          <table:table-cell office:value-type="float" office:value="538.125">
            <text:p>538.125</text:p>
          </table:table-cell>
          <table:table-cell office:value-type="float" office:value="977.75">
            <text:p>977.75</text:p>
          </table:table-cell>
          <table:table-cell office:value-type="float" office:value="0.0304107817783967">
            <text:p>0.0304107818</text:p>
          </table:table-cell>
          <table:table-cell office:value-type="float" office:value="0.0348752430330525">
            <text:p>0.034875243</text:p>
          </table:table-cell>
          <table:table-cell office:value-type="float" office:value="0.0379340446168768">
            <text:p>0.0379340446</text:p>
          </table:table-cell>
          <table:table-cell office:value-type="float" office:value="1.1082503748952">
            <text:p>1.1082503749</text:p>
          </table:table-cell>
          <table:table-cell office:value-type="float" office:value="1.12444726446585">
            <text:p>1.1244472645</text:p>
          </table:table-cell>
          <table:table-cell office:value-type="float" office:value="1.13558957997142">
            <text:p>1.13558958</text:p>
          </table:table-cell>
          <table:table-cell office:value-type="float" office:value="23.1376535142872">
            <text:p>23.1376535143</text:p>
          </table:table-cell>
          <table:table-cell office:value-type="float" office:value="20.2196429577026">
            <text:p>20.2196429577</text:p>
          </table:table-cell>
          <table:table-cell office:value-type="float" office:value="18.6168531711066">
            <text:p>18.616853171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99">
            <text:p>399</text:p>
          </table:table-cell>
          <table:table-cell office:value-type="float" office:value="11270">
            <text:p>11270</text:p>
          </table:table-cell>
          <table:table-cell office:value-type="float" office:value="15194">
            <text:p>15194</text:p>
          </table:table-cell>
          <table:table-cell office:value-type="float" office:value="25554">
            <text:p>25554</text:p>
          </table:table-cell>
          <table:table-cell office:value-type="float" office:value="474.75">
            <text:p>474.75</text:p>
          </table:table-cell>
          <table:table-cell office:value-type="float" office:value="678.75">
            <text:p>678.75</text:p>
          </table:table-cell>
          <table:table-cell office:value-type="float" office:value="893.5">
            <text:p>893.5</text:p>
          </table:table-cell>
          <table:table-cell office:value-type="float" office:value="0.0421251109139308">
            <text:p>0.0421251109</text:p>
          </table:table-cell>
          <table:table-cell office:value-type="float" office:value="0.044672239041727">
            <text:p>0.044672239</text:p>
          </table:table-cell>
          <table:table-cell office:value-type="float" office:value="0.0349651717930657">
            <text:p>0.0349651718</text:p>
          </table:table-cell>
          <table:table-cell office:value-type="float" office:value="1.150915957139">
            <text:p>1.1509159571</text:p>
          </table:table-cell>
          <table:table-cell office:value-type="float" office:value="1.16026423017041">
            <text:p>1.1602642302</text:p>
          </table:table-cell>
          <table:table-cell office:value-type="float" office:value="1.12477432522323">
            <text:p>1.1247743252</text:p>
          </table:table-cell>
          <table:table-cell office:value-type="float" office:value="16.7986794230832">
            <text:p>16.7986794231</text:p>
          </table:table-cell>
          <table:table-cell office:value-type="float" office:value="15.8603340068126">
            <text:p>15.8603340068</text:p>
          </table:table-cell>
          <table:table-cell office:value-type="float" office:value="20.168520256174">
            <text:p>20.168520256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1000">
            <text:p>11000</text:p>
          </table:table-cell>
          <table:table-cell office:value-type="float" office:value="15625">
            <text:p>15625</text:p>
          </table:table-cell>
          <table:table-cell office:value-type="float" office:value="24951">
            <text:p>24951</text:p>
          </table:table-cell>
          <table:table-cell office:value-type="float" office:value="400.5">
            <text:p>400.5</text:p>
          </table:table-cell>
          <table:table-cell office:value-type="float" office:value="525.875">
            <text:p>525.875</text:p>
          </table:table-cell>
          <table:table-cell office:value-type="float" office:value="920">
            <text:p>920</text:p>
          </table:table-cell>
          <table:table-cell office:value-type="float" office:value="0.0364090909090909">
            <text:p>0.0364090909</text:p>
          </table:table-cell>
          <table:table-cell office:value-type="float" office:value="0.033656">
            <text:p>0.033656</text:p>
          </table:table-cell>
          <table:table-cell office:value-type="float" office:value="0.0368722696485111">
            <text:p>0.0368722696</text:p>
          </table:table-cell>
          <table:table-cell office:value-type="float" office:value="1.13003003710744">
            <text:p>1.1300300371</text:p>
          </table:table-cell>
          <table:table-cell office:value-type="float" office:value="1.12001614361856">
            <text:p>1.1200161436</text:p>
          </table:table-cell>
          <table:table-cell office:value-type="float" office:value="1.13171768973709">
            <text:p>1.1317176897</text:p>
          </table:table-cell>
          <table:table-cell office:value-type="float" office:value="19.3822582211297">
            <text:p>19.3822582211</text:p>
          </table:table-cell>
          <table:table-cell office:value-type="float" office:value="20.9397168585152">
            <text:p>20.9397168585</text:p>
          </table:table-cell>
          <table:table-cell office:value-type="float" office:value="19.1430857259352">
            <text:p>19.143085725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423">
            <text:p>423</text:p>
          </table:table-cell>
          <table:table-cell office:value-type="float" office:value="10480">
            <text:p>10480</text:p>
          </table:table-cell>
          <table:table-cell office:value-type="float" office:value="17445">
            <text:p>17445</text:p>
          </table:table-cell>
          <table:table-cell office:value-type="float" office:value="25086">
            <text:p>25086</text:p>
          </table:table-cell>
          <table:table-cell office:value-type="float" office:value="642.125">
            <text:p>642.125</text:p>
          </table:table-cell>
          <table:table-cell office:value-type="float" office:value="658.25">
            <text:p>658.25</text:p>
          </table:table-cell>
          <table:table-cell office:value-type="float" office:value="731">
            <text:p>731</text:p>
          </table:table-cell>
          <table:table-cell office:value-type="float" office:value="0.0612714694656489">
            <text:p>0.0612714695</text:p>
          </table:table-cell>
          <table:table-cell office:value-type="float" office:value="0.0377328747492118">
            <text:p>0.0377328747</text:p>
          </table:table-cell>
          <table:table-cell office:value-type="float" office:value="0.0291397592282548">
            <text:p>0.0291397592</text:p>
          </table:table-cell>
          <table:table-cell office:value-type="float" office:value="1.22180836135191">
            <text:p>1.2218083614</text:p>
          </table:table-cell>
          <table:table-cell office:value-type="float" office:value="1.13485565050245">
            <text:p>1.1348556505</text:p>
          </table:table-cell>
          <table:table-cell office:value-type="float" office:value="1.10365344341194">
            <text:p>1.1036534434</text:p>
          </table:table-cell>
          <table:table-cell office:value-type="float" office:value="11.6558621093898">
            <text:p>11.6558621094</text:p>
          </table:table-cell>
          <table:table-cell office:value-type="float" office:value="18.7142823975796">
            <text:p>18.7142823976</text:p>
          </table:table-cell>
          <table:table-cell office:value-type="float" office:value="24.1319051507936">
            <text:p>24.131905150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7">
            <text:p>307</text:p>
          </table:table-cell>
          <table:table-cell office:value-type="float" office:value="10798">
            <text:p>10798</text:p>
          </table:table-cell>
          <table:table-cell office:value-type="float" office:value="18230">
            <text:p>18230</text:p>
          </table:table-cell>
          <table:table-cell office:value-type="float" office:value="27100">
            <text:p>27100</text:p>
          </table:table-cell>
          <table:table-cell office:value-type="float" office:value="675">
            <text:p>675</text:p>
          </table:table-cell>
          <table:table-cell office:value-type="float" office:value="1134">
            <text:p>1134</text:p>
          </table:table-cell>
          <table:table-cell office:value-type="float" office:value="430.25">
            <text:p>430.25</text:p>
          </table:table-cell>
          <table:table-cell office:value-type="float" office:value="0.0625115762178181">
            <text:p>0.0625115762</text:p>
          </table:table-cell>
          <table:table-cell office:value-type="float" office:value="0.0622051563357104">
            <text:p>0.0622051563</text:p>
          </table:table-cell>
          <table:table-cell office:value-type="float" office:value="0.0158763837638376">
            <text:p>0.0158763838</text:p>
          </table:table-cell>
          <table:table-cell office:value-type="float" office:value="1.22644960319839">
            <text:p>1.2264496032</text:p>
          </table:table-cell>
          <table:table-cell office:value-type="float" office:value="1.2253022308655">
            <text:p>1.2253022309</text:p>
          </table:table-cell>
          <table:table-cell office:value-type="float" office:value="1.05606137991381">
            <text:p>1.0560613799</text:p>
          </table:table-cell>
          <table:table-cell office:value-type="float" office:value="11.431372479613">
            <text:p>11.4313724796</text:p>
          </table:table-cell>
          <table:table-cell office:value-type="float" office:value="11.4860096239661">
            <text:p>11.486009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730">
            <text:p>10730</text:p>
          </table:table-cell>
          <table:table-cell office:value-type="float" office:value="18110">
            <text:p>18110</text:p>
          </table:table-cell>
          <table:table-cell office:value-type="float" office:value="28078">
            <text:p>28078</text:p>
          </table:table-cell>
          <table:table-cell office:value-type="float" office:value="298.75">
            <text:p>298.75</text:p>
          </table:table-cell>
          <table:table-cell office:value-type="float" office:value="709.25">
            <text:p>709.25</text:p>
          </table:table-cell>
          <table:table-cell office:value-type="float" office:value="327.375">
            <text:p>327.375</text:p>
          </table:table-cell>
          <table:table-cell office:value-type="float" office:value="0.0278424976700839">
            <text:p>0.0278424977</text:p>
          </table:table-cell>
          <table:table-cell office:value-type="float" office:value="0.0391634456101601">
            <text:p>0.0391634456</text:p>
          </table:table-cell>
          <table:table-cell office:value-type="float" office:value="0.0116594842937531">
            <text:p>0.0116594843</text:p>
          </table:table-cell>
          <table:table-cell office:value-type="float" office:value="1.09896814301125">
            <text:p>1.098968143</text:p>
          </table:table-cell>
          <table:table-cell office:value-type="float" office:value="1.1400782595608">
            <text:p>1.1400782596</text:p>
          </table:table-cell>
          <table:table-cell office:value-type="float" office:value="1.04107464443317">
            <text:p>1.0410746444</text:p>
          </table:table-cell>
          <table:table-cell office:value-type="float" office:value="25.2402818981866">
            <text:p>25.2402818982</text:p>
          </table:table-cell>
          <table:table-cell office:value-type="float" office:value="18.0431850191172">
            <text:p>18.04318501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582">
            <text:p>582</text:p>
          </table:table-cell>
          <table:table-cell office:value-type="float" office:value="11678">
            <text:p>11678</text:p>
          </table:table-cell>
          <table:table-cell office:value-type="float" office:value="18140">
            <text:p>18140</text:p>
          </table:table-cell>
          <table:table-cell office:value-type="float" office:value="28817">
            <text:p>28817</text:p>
          </table:table-cell>
          <table:table-cell office:value-type="float" office:value="371">
            <text:p>371</text:p>
          </table:table-cell>
          <table:table-cell office:value-type="float" office:value="698.625">
            <text:p>698.625</text:p>
          </table:table-cell>
          <table:table-cell office:value-type="float" office:value="358.75">
            <text:p>358.75</text:p>
          </table:table-cell>
          <table:table-cell office:value-type="float" office:value="0.0317691385511218">
            <text:p>0.0317691386</text:p>
          </table:table-cell>
          <table:table-cell office:value-type="float" office:value="0.0385129547960309">
            <text:p>0.0385129548</text:p>
          </table:table-cell>
          <table:table-cell office:value-type="float" office:value="0.0124492487073602">
            <text:p>0.0124492487</text:p>
          </table:table-cell>
          <table:table-cell office:value-type="float" office:value="1.11317017013092">
            <text:p>1.1131701701</text:p>
          </table:table-cell>
          <table:table-cell office:value-type="float" office:value="1.13770250725287">
            <text:p>1.1377025073</text:p>
          </table:table-cell>
          <table:table-cell office:value-type="float" office:value="1.04387613871078">
            <text:p>1.0438761387</text:p>
          </table:table-cell>
          <table:table-cell office:value-type="float" office:value="22.163022565495">
            <text:p>22.1630225655</text:p>
          </table:table-cell>
          <table:table-cell office:value-type="float" office:value="18.3421576509141">
            <text:p>18.3421576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12967">
            <text:p>12967</text:p>
          </table:table-cell>
          <table:table-cell office:value-type="float" office:value="18558">
            <text:p>18558</text:p>
          </table:table-cell>
          <table:table-cell office:value-type="float" office:value="30878">
            <text:p>30878</text:p>
          </table:table-cell>
          <table:table-cell office:value-type="float" office:value="416.375">
            <text:p>416.375</text:p>
          </table:table-cell>
          <table:table-cell office:value-type="float" office:value="725">
            <text:p>725</text:p>
          </table:table-cell>
          <table:table-cell office:value-type="float" office:value="621.375">
            <text:p>621.375</text:p>
          </table:table-cell>
          <table:table-cell office:value-type="float" office:value="0.0321103570602298">
            <text:p>0.0321103571</text:p>
          </table:table-cell>
          <table:table-cell office:value-type="float" office:value="0.0390667097747602">
            <text:p>0.0390667098</text:p>
          </table:table-cell>
          <table:table-cell office:value-type="float" office:value="0.0201235507481054">
            <text:p>0.0201235507</text:p>
          </table:table-cell>
          <table:table-cell office:value-type="float" office:value="1.11440715677065">
            <text:p>1.1144071568</text:p>
          </table:table-cell>
          <table:table-cell office:value-type="float" office:value="1.13972485152441">
            <text:p>1.1397248515</text:p>
          </table:table-cell>
          <table:table-cell office:value-type="float" office:value="1.071226143916">
            <text:p>1.0712261439</text:p>
          </table:table-cell>
          <table:table-cell office:value-type="float" office:value="21.9311532702845">
            <text:p>21.9311532703</text:p>
          </table:table-cell>
          <table:table-cell office:value-type="float" office:value="18.087015718223">
            <text:p>18.0870157182</text:p>
          </table:table-cell>
          <table:table-cell office:value-type="float" office:value="34.7899991261413">
            <text:p>34.789999126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4480">
            <text:p>14480</text:p>
          </table:table-cell>
          <table:table-cell office:value-type="float" office:value="19930">
            <text:p>19930</text:p>
          </table:table-cell>
          <table:table-cell office:value-type="float" office:value="31800">
            <text:p>31800</text:p>
          </table:table-cell>
          <table:table-cell office:value-type="float" office:value="419.25">
            <text:p>419.25</text:p>
          </table:table-cell>
          <table:table-cell office:value-type="float" office:value="376.75">
            <text:p>376.75</text:p>
          </table:table-cell>
          <table:table-cell office:value-type="float" office:value="608.125">
            <text:p>608.125</text:p>
          </table:table-cell>
          <table:table-cell office:value-type="float" office:value="0.028953729281768">
            <text:p>0.0289537293</text:p>
          </table:table-cell>
          <table:table-cell office:value-type="float" office:value="0.0189036628198695">
            <text:p>0.0189036628</text:p>
          </table:table-cell>
          <table:table-cell office:value-type="float" office:value="0.019123427672956">
            <text:p>0.0191234277</text:p>
          </table:table-cell>
          <table:table-cell office:value-type="float" office:value="1.10298115662726">
            <text:p>1.1029811566</text:p>
          </table:table-cell>
          <table:table-cell office:value-type="float" office:value="1.06686322286684">
            <text:p>1.0668632229</text:p>
          </table:table-cell>
          <table:table-cell office:value-type="float" office:value="1.06764877960783">
            <text:p>1.0676487796</text:p>
          </table:table-cell>
          <table:table-cell office:value-type="float" office:value="24.2847488444151">
            <text:p>24.28474884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14025">
            <text:p>14025</text:p>
          </table:table-cell>
          <table:table-cell office:value-type="float" office:value="19930">
            <text:p>19930</text:p>
          </table:table-cell>
          <table:table-cell office:value-type="float" office:value="29581">
            <text:p>29581</text:p>
          </table:table-cell>
          <table:table-cell office:value-type="float" office:value="579.125">
            <text:p>579.125</text:p>
          </table:table-cell>
          <table:table-cell office:value-type="float" office:value="337.625">
            <text:p>337.625</text:p>
          </table:table-cell>
          <table:table-cell office:value-type="float" office:value="714.5">
            <text:p>714.5</text:p>
          </table:table-cell>
          <table:table-cell office:value-type="float" office:value="0.0412923351158645">
            <text:p>0.0412923351</text:p>
          </table:table-cell>
          <table:table-cell office:value-type="float" office:value="0.0169405418966382">
            <text:p>0.0169405419</text:p>
          </table:table-cell>
          <table:table-cell office:value-type="float" office:value="0.0241540177816842">
            <text:p>0.0241540178</text:p>
          </table:table-cell>
          <table:table-cell office:value-type="float" office:value="1.14786508450659">
            <text:p>1.1478650845</text:p>
          </table:table-cell>
          <table:table-cell office:value-type="float" office:value="1.05985438127935">
            <text:p>1.0598543813</text:p>
          </table:table-cell>
          <table:table-cell office:value-type="float" office:value="1.08568255872289">
            <text:p>1.0856825587</text:p>
          </table:table-cell>
          <table:table-cell office:value-type="float" office:value="17.1305765389824">
            <text:p>17.130576539</text:p>
          </table:table-cell>
          <table:table-cell office:value-type="float" office:value="0">
            <text:p>0</text:p>
          </table:table-cell>
          <table:table-cell office:value-type="float" office:value="29.0421673515133">
            <text:p>29.042167351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424">
            <text:p>424</text:p>
          </table:table-cell>
          <table:table-cell office:value-type="float" office:value="13632">
            <text:p>13632</text:p>
          </table:table-cell>
          <table:table-cell office:value-type="float" office:value="20138">
            <text:p>20138</text:p>
          </table:table-cell>
          <table:table-cell office:value-type="float" office:value="28763">
            <text:p>28763</text:p>
          </table:table-cell>
          <table:table-cell office:value-type="float" office:value="478.75">
            <text:p>478.75</text:p>
          </table:table-cell>
          <table:table-cell office:value-type="float" office:value="827.125">
            <text:p>827.125</text:p>
          </table:table-cell>
          <table:table-cell office:value-type="float" office:value="1153.75">
            <text:p>1153.75</text:p>
          </table:table-cell>
          <table:table-cell office:value-type="float" office:value="0.0351195715962441">
            <text:p>0.0351195716</text:p>
          </table:table-cell>
          <table:table-cell office:value-type="float" office:value="0.0410728473532625">
            <text:p>0.0410728474</text:p>
          </table:table-cell>
          <table:table-cell office:value-type="float" office:value="0.0401122970482912">
            <text:p>0.040112297</text:p>
          </table:table-cell>
          <table:table-cell office:value-type="float" office:value="1.1253359338327">
            <text:p>1.1253359338</text:p>
          </table:table-cell>
          <table:table-cell office:value-type="float" office:value="1.14706144416424">
            <text:p>1.1470614442</text:p>
          </table:table-cell>
          <table:table-cell office:value-type="float" office:value="1.14354667256302">
            <text:p>1.1435466726</text:p>
          </table:table-cell>
          <table:table-cell office:value-type="float" office:value="20.0813576394832">
            <text:p>20.0813576395</text:p>
          </table:table-cell>
          <table:table-cell office:value-type="float" office:value="17.2202926545152">
            <text:p>17.2202926545</text:p>
          </table:table-cell>
          <table:table-cell office:value-type="float" office:value="17.6244686559786">
            <text:p>17.62446865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732">
            <text:p>13732</text:p>
          </table:table-cell>
          <table:table-cell office:value-type="float" office:value="21712">
            <text:p>21712</text:p>
          </table:table-cell>
          <table:table-cell office:value-type="float" office:value="32105">
            <text:p>32105</text:p>
          </table:table-cell>
          <table:table-cell office:value-type="float" office:value="388.125">
            <text:p>388.125</text:p>
          </table:table-cell>
          <table:table-cell office:value-type="float" office:value="407">
            <text:p>407</text:p>
          </table:table-cell>
          <table:table-cell office:value-type="float" office:value="1120.625">
            <text:p>1120.625</text:p>
          </table:table-cell>
          <table:table-cell office:value-type="float" office:value="0.0282642732304107">
            <text:p>0.0282642732</text:p>
          </table:table-cell>
          <table:table-cell office:value-type="float" office:value="0.0187453942520265">
            <text:p>0.0187453943</text:p>
          </table:table-cell>
          <table:table-cell office:value-type="float" office:value="0.0349049992213051">
            <text:p>0.0349049992</text:p>
          </table:table-cell>
          <table:table-cell office:value-type="float" office:value="1.10049073982327">
            <text:p>1.1004907398</text:p>
          </table:table-cell>
          <table:table-cell office:value-type="float" office:value="1.06629760390119">
            <text:p>1.0662976039</text:p>
          </table:table-cell>
          <table:table-cell office:value-type="float" office:value="1.12455548085702">
            <text:p>1.1245554809</text:p>
          </table:table-cell>
          <table:table-cell office:value-type="float" office:value="24.8687564567925">
            <text:p>24.8687564568</text:p>
          </table:table-cell>
          <table:table-cell office:value-type="float" office:value="0">
            <text:p>0</text:p>
          </table:table-cell>
          <table:table-cell office:value-type="float" office:value="20.202698001539">
            <text:p>20.202698001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580">
            <text:p>14580</text:p>
          </table:table-cell>
          <table:table-cell office:value-type="float" office:value="21900">
            <text:p>21900</text:p>
          </table:table-cell>
          <table:table-cell office:value-type="float" office:value="32040">
            <text:p>32040</text:p>
          </table:table-cell>
          <table:table-cell office:value-type="float" office:value="294.375">
            <text:p>294.375</text:p>
          </table:table-cell>
          <table:table-cell office:value-type="float" office:value="436.5">
            <text:p>436.5</text:p>
          </table:table-cell>
          <table:table-cell office:value-type="float" office:value="1172.875">
            <text:p>1172.875</text:p>
          </table:table-cell>
          <table:table-cell office:value-type="float" office:value="0.020190329218107">
            <text:p>0.0201903292</text:p>
          </table:table-cell>
          <table:table-cell office:value-type="float" office:value="0.0199315068493151">
            <text:p>0.0199315068</text:p>
          </table:table-cell>
          <table:table-cell office:value-type="float" office:value="0.0366065855181024">
            <text:p>0.0366065855</text:p>
          </table:table-cell>
          <table:table-cell office:value-type="float" office:value="1.07146514507549">
            <text:p>1.0714651451</text:p>
          </table:table-cell>
          <table:table-cell office:value-type="float" office:value="1.07053891330456">
            <text:p>1.0705389133</text:p>
          </table:table-cell>
          <table:table-cell office:value-type="float" office:value="1.13074953183581">
            <text:p>1.1307495318</text:p>
          </table:table-cell>
          <table:table-cell office:value-type="float" office:value="34.6760716896803">
            <text:p>34.6760716897</text:p>
          </table:table-cell>
          <table:table-cell office:value-type="float" office:value="0">
            <text:p>0</text:p>
          </table:table-cell>
          <table:table-cell office:value-type="float" office:value="19.2795374713509">
            <text:p>19.279537471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0811">
            <text:p>20811</text:p>
          </table:table-cell>
          <table:table-cell office:value-type="float" office:value="34396">
            <text:p>34396</text:p>
          </table:table-cell>
          <table:table-cell office:value-type="float" office:value="233.875">
            <text:p>233.875</text:p>
          </table:table-cell>
          <table:table-cell office:value-type="float" office:value="520.75">
            <text:p>520.75</text:p>
          </table:table-cell>
          <table:table-cell office:value-type="float" office:value="1579.875">
            <text:p>1579.875</text:p>
          </table:table-cell>
          <table:table-cell office:value-type="float" office:value="0.0151916206560572">
            <text:p>0.0151916207</text:p>
          </table:table-cell>
          <table:table-cell office:value-type="float" office:value="0.0250228244678295">
            <text:p>0.0250228245</text:p>
          </table:table-cell>
          <table:table-cell office:value-type="float" office:value="0.0459319397604373">
            <text:p>0.0459319398</text:p>
          </table:table-cell>
          <table:table-cell office:value-type="float" office:value="1.05362301155899">
            <text:p>1.0536230116</text:p>
          </table:table-cell>
          <table:table-cell office:value-type="float" office:value="1.08880712345633">
            <text:p>1.0888071235</text:p>
          </table:table-cell>
          <table:table-cell office:value-type="float" office:value="1.16489688561824">
            <text:p>1.1648968856</text:p>
          </table:table-cell>
          <table:table-cell office:value-type="float" office:value="0">
            <text:p>0</text:p>
          </table:table-cell>
          <table:table-cell office:value-type="float" office:value="28.0457431841995">
            <text:p>28.0457431842</text:p>
          </table:table-cell>
          <table:table-cell office:value-type="float" office:value="15.4347244609278">
            <text:p>15.434724460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table:number-columns-repeated="2" office:value-type="float" office:value="599">
            <text:p>599</text:p>
          </table:table-cell>
          <table:table-cell office:value-type="float" office:value="15322">
            <text:p>15322</text:p>
          </table:table-cell>
          <table:table-cell office:value-type="float" office:value="22176">
            <text:p>22176</text:p>
          </table:table-cell>
          <table:table-cell office:value-type="float" office:value="37838">
            <text:p>37838</text:p>
          </table:table-cell>
          <table:table-cell office:value-type="float" office:value="671.25">
            <text:p>671.25</text:p>
          </table:table-cell>
          <table:table-cell office:value-type="float" office:value="1165.75">
            <text:p>1165.75</text:p>
          </table:table-cell>
          <table:table-cell office:value-type="float" office:value="1912.25">
            <text:p>1912.25</text:p>
          </table:table-cell>
          <table:table-cell office:value-type="float" office:value="0.0438095548883958">
            <text:p>0.0438095549</text:p>
          </table:table-cell>
          <table:table-cell office:value-type="float" office:value="0.0525680916305916">
            <text:p>0.0525680916</text:p>
          </table:table-cell>
          <table:table-cell office:value-type="float" office:value="0.0505378191236323">
            <text:p>0.0505378191</text:p>
          </table:table-cell>
          <table:table-cell office:value-type="float" office:value="1.15709522522444">
            <text:p>1.1570952252</text:p>
          </table:table-cell>
          <table:table-cell office:value-type="float" office:value="1.18940459305213">
            <text:p>1.1894045931</text:p>
          </table:table-cell>
          <table:table-cell office:value-type="float" office:value="1.18188834640979">
            <text:p>1.1818883464</text:p>
          </table:table-cell>
          <table:table-cell office:value-type="float" office:value="16.1659235833811">
            <text:p>16.1659235834</text:p>
          </table:table-cell>
          <table:table-cell office:value-type="float" office:value="13.5293161891426">
            <text:p>13.5293161891</text:p>
          </table:table-cell>
          <table:table-cell office:value-type="float" office:value="14.0591412543282">
            <text:p>14.059141254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648">
            <text:p>16648</text:p>
          </table:table-cell>
          <table:table-cell office:value-type="float" office:value="23458">
            <text:p>23458</text:p>
          </table:table-cell>
          <table:table-cell office:value-type="float" office:value="40300">
            <text:p>40300</text:p>
          </table:table-cell>
          <table:table-cell office:value-type="float" office:value="332.75">
            <text:p>332.75</text:p>
          </table:table-cell>
          <table:table-cell office:value-type="float" office:value="1154.25">
            <text:p>1154.25</text:p>
          </table:table-cell>
          <table:table-cell office:value-type="float" office:value="1796">
            <text:p>1796</text:p>
          </table:table-cell>
          <table:table-cell office:value-type="float" office:value="0.0199873858721768">
            <text:p>0.0199873859</text:p>
          </table:table-cell>
          <table:table-cell office:value-type="float" office:value="0.0492049620598516">
            <text:p>0.0492049621</text:p>
          </table:table-cell>
          <table:table-cell office:value-type="float" office:value="0.0445657568238213">
            <text:p>0.0445657568</text:p>
          </table:table-cell>
          <table:table-cell office:value-type="float" office:value="1.07073886191687">
            <text:p>1.0707388619</text:p>
          </table:table-cell>
          <table:table-cell office:value-type="float" office:value="1.17696277866045">
            <text:p>1.1769627787</text:p>
          </table:table-cell>
          <table:table-cell office:value-type="float" office:value="1.15987291797868">
            <text:p>1.159872918</text:p>
          </table:table-cell>
          <table:table-cell office:value-type="float" office:value="0">
            <text:p>0</text:p>
          </table:table-cell>
          <table:table-cell office:value-type="float" office:value="14.4307358117294">
            <text:p>14.4307358117</text:p>
          </table:table-cell>
          <table:table-cell office:value-type="float" office:value="15.8974133902929">
            <text:p>15.897413390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3874">
            <text:p>23874</text:p>
          </table:table-cell>
          <table:table-cell office:value-type="float" office:value="40652">
            <text:p>40652</text:p>
          </table:table-cell>
          <table:table-cell office:value-type="float" office:value="359.25">
            <text:p>359.25</text:p>
          </table:table-cell>
          <table:table-cell office:value-type="float" office:value="1210.125">
            <text:p>1210.125</text:p>
          </table:table-cell>
          <table:table-cell office:value-type="float" office:value="2169.125">
            <text:p>2169.125</text:p>
          </table:table-cell>
          <table:table-cell office:value-type="float" office:value="0.0213394713394713">
            <text:p>0.0213394713</text:p>
          </table:table-cell>
          <table:table-cell office:value-type="float" office:value="0.0506879869313898">
            <text:p>0.0506879869</text:p>
          </table:table-cell>
          <table:table-cell office:value-type="float" office:value="0.0533583833513726">
            <text:p>0.0533583834</text:p>
          </table:table-cell>
          <table:table-cell office:value-type="float" office:value="1.07558068084076">
            <text:p>1.0755806808</text:p>
          </table:table-cell>
          <table:table-cell office:value-type="float" office:value="1.18244372741741">
            <text:p>1.1824437274</text:p>
          </table:table-cell>
          <table:table-cell office:value-type="float" office:value="1.19233469119459">
            <text:p>1.1923346912</text:p>
          </table:table-cell>
          <table:table-cell office:value-type="float" office:value="32.8272823702359">
            <text:p>32.8272823702</text:p>
          </table:table-cell>
          <table:table-cell office:value-type="float" office:value="14.018499823906">
            <text:p>14.0184998239</text:p>
          </table:table-cell>
          <table:table-cell office:value-type="float" office:value="13.3339792383826">
            <text:p>13.333979238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449">
            <text:p>449</text:p>
          </table:table-cell>
          <table:table-cell table:number-columns-repeated="2"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064">
            <text:p>25064</text:p>
          </table:table-cell>
          <table:table-cell office:value-type="float" office:value="42172">
            <text:p>42172</text:p>
          </table:table-cell>
          <table:table-cell office:value-type="float" office:value="401.375">
            <text:p>401.375</text:p>
          </table:table-cell>
          <table:table-cell office:value-type="float" office:value="1147.875">
            <text:p>1147.875</text:p>
          </table:table-cell>
          <table:table-cell office:value-type="float" office:value="2120">
            <text:p>2120</text:p>
          </table:table-cell>
          <table:table-cell office:value-type="float" office:value="0.0252500629089079">
            <text:p>0.0252500629</text:p>
          </table:table-cell>
          <table:table-cell office:value-type="float" office:value="0.0457977577401851">
            <text:p>0.0457977577</text:p>
          </table:table-cell>
          <table:table-cell office:value-type="float" office:value="0.0502703215403585">
            <text:p>0.0502703215</text:p>
          </table:table-cell>
          <table:table-cell office:value-type="float" office:value="1.08962484890791">
            <text:p>1.0896248489</text:p>
          </table:table-cell>
          <table:table-cell office:value-type="float" office:value="1.16440312393414">
            <text:p>1.1644031239</text:p>
          </table:table-cell>
          <table:table-cell office:value-type="float" office:value="1.18089925163769">
            <text:p>1.1808992516</text:p>
          </table:table-cell>
          <table:table-cell office:value-type="float" office:value="27.7964383079818">
            <text:p>27.796438308</text:p>
          </table:table-cell>
          <table:table-cell office:value-type="float" office:value="15.4789459705603">
            <text:p>15.4789459706</text:p>
          </table:table-cell>
          <table:table-cell office:value-type="float" office:value="14.1321381982091">
            <text:p>14.132138198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297">
            <text:p>26297</text:p>
          </table:table-cell>
          <table:table-cell office:value-type="float" office:value="43496">
            <text:p>43496</text:p>
          </table:table-cell>
          <table:table-cell office:value-type="float" office:value="646">
            <text:p>646</text:p>
          </table:table-cell>
          <table:table-cell office:value-type="float" office:value="1065.5">
            <text:p>1065.5</text:p>
          </table:table-cell>
          <table:table-cell office:value-type="float" office:value="1551.25">
            <text:p>1551.25</text:p>
          </table:table-cell>
          <table:table-cell office:value-type="float" office:value="0.0423356707516875">
            <text:p>0.0423356708</text:p>
          </table:table-cell>
          <table:table-cell office:value-type="float" office:value="0.0405179298018785">
            <text:p>0.0405179298</text:p>
          </table:table-cell>
          <table:table-cell office:value-type="float" office:value="0.0356641990068052">
            <text:p>0.035664199</text:p>
          </table:table-cell>
          <table:table-cell office:value-type="float" office:value="1.15168777330618">
            <text:p>1.1516877733</text:p>
          </table:table-cell>
          <table:table-cell office:value-type="float" office:value="1.14503049147202">
            <text:p>1.1450304915</text:p>
          </table:table-cell>
          <table:table-cell office:value-type="float" office:value="1.12731768930178">
            <text:p>1.1273176893</text:p>
          </table:table-cell>
          <table:table-cell office:value-type="float" office:value="16.7168300392697">
            <text:p>16.7168300393</text:p>
          </table:table-cell>
          <table:table-cell office:value-type="float" office:value="17.4514510776217">
            <text:p>17.4514510776</text:p>
          </table:table-cell>
          <table:table-cell office:value-type="float" office:value="19.7799272409678">
            <text:p>19.77992724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682">
            <text:p>682</text:p>
          </table:table-cell>
          <table:table-cell table:number-columns-repeated="2" office:value-type="float" office:value="473">
            <text:p>473</text:p>
          </table:table-cell>
          <table:table-cell office:value-type="float" office:value="16655">
            <text:p>16655</text:p>
          </table:table-cell>
          <table:table-cell office:value-type="float" office:value="28106">
            <text:p>28106</text:p>
          </table:table-cell>
          <table:table-cell office:value-type="float" office:value="45798">
            <text:p>45798</text:p>
          </table:table-cell>
          <table:table-cell office:value-type="float" office:value="697.375">
            <text:p>697.375</text:p>
          </table:table-cell>
          <table:table-cell office:value-type="float" office:value="1298.875">
            <text:p>1298.875</text:p>
          </table:table-cell>
          <table:table-cell office:value-type="float" office:value="1053.25">
            <text:p>1053.25</text:p>
          </table:table-cell>
          <table:table-cell office:value-type="float" office:value="0.041871810267187">
            <text:p>0.0418718103</text:p>
          </table:table-cell>
          <table:table-cell office:value-type="float" office:value="0.0462134419696862">
            <text:p>0.046213442</text:p>
          </table:table-cell>
          <table:table-cell office:value-type="float" office:value="0.0229977291584785">
            <text:p>0.0229977292</text:p>
          </table:table-cell>
          <table:table-cell office:value-type="float" office:value="1.14998770298546">
            <text:p>1.149987703</text:p>
          </table:table-cell>
          <table:table-cell office:value-type="float" office:value="1.16593298404253">
            <text:p>1.165932984</text:p>
          </table:table-cell>
          <table:table-cell office:value-type="float" office:value="1.08152868732571">
            <text:p>1.0815286873</text:p>
          </table:table-cell>
          <table:table-cell office:value-type="float" office:value="16.8982337678947">
            <text:p>16.8982337679</text:p>
          </table:table-cell>
          <table:table-cell office:value-type="float" office:value="15.3427859234114">
            <text:p>15.3427859234</text:p>
          </table:table-cell>
          <table:table-cell office:value-type="float" office:value="30.4850699538593">
            <text:p>30.485069953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17390">
            <text:p>17390</text:p>
          </table:table-cell>
          <table:table-cell office:value-type="float" office:value="28995">
            <text:p>28995</text:p>
          </table:table-cell>
          <table:table-cell office:value-type="float" office:value="49393">
            <text:p>49393</text:p>
          </table:table-cell>
          <table:table-cell office:value-type="float" office:value="580.75">
            <text:p>580.75</text:p>
          </table:table-cell>
          <table:table-cell office:value-type="float" office:value="639.625">
            <text:p>639.625</text:p>
          </table:table-cell>
          <table:table-cell office:value-type="float" office:value="957.875">
            <text:p>957.875</text:p>
          </table:table-cell>
          <table:table-cell office:value-type="float" office:value="0.0333956296722254">
            <text:p>0.0333956297</text:p>
          </table:table-cell>
          <table:table-cell office:value-type="float" office:value="0.0220598379030867">
            <text:p>0.0220598379</text:p>
          </table:table-cell>
          <table:table-cell office:value-type="float" office:value="0.0193929301722916">
            <text:p>0.0193929302</text:p>
          </table:table-cell>
          <table:table-cell office:value-type="float" office:value="1.11907062929195">
            <text:p>1.1190706293</text:p>
          </table:table-cell>
          <table:table-cell office:value-type="float" office:value="1.07816324009949">
            <text:p>1.0781632401</text:p>
          </table:table-cell>
          <table:table-cell office:value-type="float" office:value="1.06861238365473">
            <text:p>1.0686123837</text:p>
          </table:table-cell>
          <table:table-cell office:value-type="float" office:value="21.1003015602964">
            <text:p>21.1003015603</text:p>
          </table:table-cell>
          <table:table-cell office:value-type="float" office:value="31.7665405074897">
            <text:p>31.76654050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208">
            <text:p>30208</text:p>
          </table:table-cell>
          <table:table-cell office:value-type="float" office:value="51356">
            <text:p>51356</text:p>
          </table:table-cell>
          <table:table-cell office:value-type="float" office:value="816.625">
            <text:p>816.625</text:p>
          </table:table-cell>
          <table:table-cell office:value-type="float" office:value="1461.5">
            <text:p>1461.5</text:p>
          </table:table-cell>
          <table:table-cell office:value-type="float" office:value="958">
            <text:p>958</text:p>
          </table:table-cell>
          <table:table-cell office:value-type="float" office:value="0.0437563628569898">
            <text:p>0.0437563629</text:p>
          </table:table-cell>
          <table:table-cell office:value-type="float" office:value="0.0483812235169492">
            <text:p>0.0483812235</text:p>
          </table:table-cell>
          <table:table-cell office:value-type="float" office:value="0.0186541007866656">
            <text:p>0.0186541008</text:p>
          </table:table-cell>
          <table:table-cell office:value-type="float" office:value="1.15689992380879">
            <text:p>1.1568999238</text:p>
          </table:table-cell>
          <table:table-cell office:value-type="float" office:value="1.17392213817576">
            <text:p>1.1739221382</text:p>
          </table:table-cell>
          <table:table-cell office:value-type="float" office:value="1.0659713846866">
            <text:p>1.0659713847</text:p>
          </table:table-cell>
          <table:table-cell office:value-type="float" office:value="16.1851601888029">
            <text:p>16.1851601888</text:p>
          </table:table-cell>
          <table:table-cell office:value-type="float" office:value="14.6706253072732">
            <text:p>14.67062530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1052">
            <text:p>31052</text:p>
          </table:table-cell>
          <table:table-cell office:value-type="float" office:value="50248">
            <text:p>50248</text:p>
          </table:table-cell>
          <table:table-cell office:value-type="float" office:value="1015.875">
            <text:p>1015.875</text:p>
          </table:table-cell>
          <table:table-cell office:value-type="float" office:value="1074.25">
            <text:p>1074.25</text:p>
          </table:table-cell>
          <table:table-cell office:value-type="float" office:value="783.875">
            <text:p>783.875</text:p>
          </table:table-cell>
          <table:table-cell office:value-type="float" office:value="0.0489814368370299">
            <text:p>0.0489814368</text:p>
          </table:table-cell>
          <table:table-cell office:value-type="float" office:value="0.0345951951565117">
            <text:p>0.0345951952</text:p>
          </table:table-cell>
          <table:table-cell office:value-type="float" office:value="0.0156001233879955">
            <text:p>0.0156001234</text:p>
          </table:table-cell>
          <table:table-cell office:value-type="float" office:value="1.17613742399266">
            <text:p>1.176137424</text:p>
          </table:table-cell>
          <table:table-cell office:value-type="float" office:value="1.12342896500251">
            <text:p>1.123428965</text:p>
          </table:table-cell>
          <table:table-cell office:value-type="float" office:value="1.05507742500344">
            <text:p>1.055077425</text:p>
          </table:table-cell>
          <table:table-cell office:value-type="float" office:value="14.4950334027264">
            <text:p>14.4950334027</text:p>
          </table:table-cell>
          <table:table-cell office:value-type="float" office:value="20.3805469842978">
            <text:p>20.38054698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461">
            <text:p>32461</text:p>
          </table:table-cell>
          <table:table-cell office:value-type="float" office:value="48502">
            <text:p>48502</text:p>
          </table:table-cell>
          <table:table-cell office:value-type="float" office:value="943">
            <text:p>943</text:p>
          </table:table-cell>
          <table:table-cell office:value-type="float" office:value="745.5">
            <text:p>745.5</text:p>
          </table:table-cell>
          <table:table-cell office:value-type="float" office:value="757.375">
            <text:p>757.375</text:p>
          </table:table-cell>
          <table:table-cell office:value-type="float" office:value="0.0436331667592079">
            <text:p>0.0436331668</text:p>
          </table:table-cell>
          <table:table-cell office:value-type="float" office:value="0.0229660207633776">
            <text:p>0.0229660208</text:p>
          </table:table-cell>
          <table:table-cell office:value-type="float" office:value="0.0156153354500845">
            <text:p>0.0156153355</text:p>
          </table:table-cell>
          <table:table-cell office:value-type="float" office:value="1.15644763601044">
            <text:p>1.156447636</text:p>
          </table:table-cell>
          <table:table-cell office:value-type="float" office:value="1.08141485136684">
            <text:p>1.0814148514</text:p>
          </table:table-cell>
          <table:table-cell office:value-type="float" office:value="1.05513159792968">
            <text:p>1.0551315979</text:p>
          </table:table-cell>
          <table:table-cell office:value-type="float" office:value="16.2298934599394">
            <text:p>16.2298934599</text:p>
          </table:table-cell>
          <table:table-cell office:value-type="float" office:value="30.5266847430166">
            <text:p>30.5266847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062">
            <text:p>34062</text:p>
          </table:table-cell>
          <table:table-cell office:value-type="float" office:value="48315">
            <text:p>48315</text:p>
          </table:table-cell>
          <table:table-cell office:value-type="float" office:value="971.25">
            <text:p>971.25</text:p>
          </table:table-cell>
          <table:table-cell office:value-type="float" office:value="442.5">
            <text:p>442.5</text:p>
          </table:table-cell>
          <table:table-cell office:value-type="float" office:value="660.25">
            <text:p>660.25</text:p>
          </table:table-cell>
          <table:table-cell office:value-type="float" office:value="0.045163915368519">
            <text:p>0.0451639154</text:p>
          </table:table-cell>
          <table:table-cell office:value-type="float" office:value="0.0129910163818918">
            <text:p>0.0129910164</text:p>
          </table:table-cell>
          <table:table-cell office:value-type="float" office:value="0.0136655283038394">
            <text:p>0.0136655283</text:p>
          </table:table-cell>
          <table:table-cell office:value-type="float" office:value="1.16207167112259">
            <text:p>1.1620716711</text:p>
          </table:table-cell>
          <table:table-cell office:value-type="float" office:value="1.04579933968963">
            <text:p>1.0457993397</text:p>
          </table:table-cell>
          <table:table-cell office:value-type="float" office:value="1.04819537252453">
            <text:p>1.0481953725</text:p>
          </table:table-cell>
          <table:table-cell office:value-type="float" office:value="15.6913890153617">
            <text:p>15.69138901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22429">
            <text:p>22429</text:p>
          </table:table-cell>
          <table:table-cell office:value-type="float" office:value="35340">
            <text:p>35340</text:p>
          </table:table-cell>
          <table:table-cell office:value-type="float" office:value="50335">
            <text:p>50335</text:p>
          </table:table-cell>
          <table:table-cell office:value-type="float" office:value="1043.75">
            <text:p>1043.75</text:p>
          </table:table-cell>
          <table:table-cell office:value-type="float" office:value="-38">
            <text:p>-38</text:p>
          </table:table-cell>
          <table:table-cell office:value-type="float" office:value="819.625">
            <text:p>819.625</text:p>
          </table:table-cell>
          <table:table-cell office:value-type="float" office:value="0.0465357349859557">
            <text:p>0.046535735</text:p>
          </table:table-cell>
          <table:table-cell office:value-type="float" office:value="-0.0010752688172043">
            <text:p>-0.0010752688</text:p>
          </table:table-cell>
          <table:table-cell office:value-type="float" office:value="0.0162834012118804">
            <text:p>0.0162834012</text:p>
          </table:table-cell>
          <table:table-cell office:value-type="float" office:value="1.16711959872698">
            <text:p>1.1671195987</text:p>
          </table:table-cell>
          <table:table-cell office:value-type="float" office:value="0.996238825297722">
            <text:p>0.9962388253</text:p>
          </table:table-cell>
          <table:table-cell office:value-type="float" office:value="1.05751159658543">
            <text:p>1.0575115966</text:p>
          </table:table-cell>
          <table:table-cell office:value-type="float" office:value="15.2388906402628">
            <text:p>15.23889064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302">
            <text:p>23302</text:p>
          </table:table-cell>
          <table:table-cell office:value-type="float" office:value="35378">
            <text:p>35378</text:p>
          </table:table-cell>
          <table:table-cell office:value-type="float" office:value="49767">
            <text:p>49767</text:p>
          </table:table-cell>
          <table:table-cell office:value-type="float" office:value="753.5">
            <text:p>753.5</text:p>
          </table:table-cell>
          <table:table-cell office:value-type="float" office:value="538.25">
            <text:p>538.25</text:p>
          </table:table-cell>
          <table:table-cell office:value-type="float" office:value="-207.125">
            <text:p>-207.125</text:p>
          </table:table-cell>
          <table:table-cell office:value-type="float" office:value="0.0323362801476268">
            <text:p>0.0323362801</text:p>
          </table:table-cell>
          <table:table-cell office:value-type="float" office:value="0.0152142574481316">
            <text:p>0.0152142574</text:p>
          </table:table-cell>
          <table:table-cell office:value-type="float" office:value="-0.00416189442803464">
            <text:p>-0.0041618944</text:p>
          </table:table-cell>
          <table:table-cell office:value-type="float" office:value="1.11522642514371">
            <text:p>1.1152264251</text:p>
          </table:table-cell>
          <table:table-cell office:value-type="float" office:value="1.05370358938267">
            <text:p>1.0537035894</text:p>
          </table:table-cell>
          <table:table-cell office:value-type="float" office:value="0.98546731937773">
            <text:p>0.9854673194</text:p>
          </table:table-cell>
          <table:table-cell office:value-type="float" office:value="21.7803234256287">
            <text:p>21.7803234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24232">
            <text:p>24232</text:p>
          </table:table-cell>
          <table:table-cell office:value-type="float" office:value="34308">
            <text:p>34308</text:p>
          </table:table-cell>
          <table:table-cell office:value-type="float" office:value="51831">
            <text:p>51831</text:p>
          </table:table-cell>
          <table:table-cell office:value-type="float" office:value="497.25">
            <text:p>497.25</text:p>
          </table:table-cell>
          <table:table-cell office:value-type="float" office:value="520.375">
            <text:p>520.375</text:p>
          </table:table-cell>
          <table:table-cell office:value-type="float" office:value="-432.75">
            <text:p>-432.75</text:p>
          </table:table-cell>
          <table:table-cell office:value-type="float" office:value="0.0205203862660944">
            <text:p>0.0205203863</text:p>
          </table:table-cell>
          <table:table-cell office:value-type="float" office:value="0.0151677451323307">
            <text:p>0.0151677451</text:p>
          </table:table-cell>
          <table:table-cell office:value-type="float" office:value="-0.00834925044857325">
            <text:p>-0.0083492504</text:p>
          </table:table-cell>
          <table:table-cell office:value-type="float" office:value="1.07264668098625">
            <text:p>1.072646681</text:p>
          </table:table-cell>
          <table:table-cell office:value-type="float" office:value="1.05353802652826">
            <text:p>1.0535380265</text:p>
          </table:table-cell>
          <table:table-cell office:value-type="float" office:value="0.970914254996778">
            <text:p>0.970914255</text:p>
          </table:table-cell>
          <table:table-cell office:value-type="float" office:value="34.1238668164957">
            <text:p>34.1238668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25224">
            <text:p>25224</text:p>
          </table:table-cell>
          <table:table-cell office:value-type="float" office:value="34132">
            <text:p>34132</text:p>
          </table:table-cell>
          <table:table-cell office:value-type="float" office:value="54675">
            <text:p>54675</text:p>
          </table:table-cell>
          <table:table-cell office:value-type="float" office:value="522.5">
            <text:p>522.5</text:p>
          </table:table-cell>
          <table:table-cell office:value-type="float" office:value="613.625">
            <text:p>613.625</text:p>
          </table:table-cell>
          <table:table-cell office:value-type="float" office:value="-139.125">
            <text:p>-139.125</text:p>
          </table:table-cell>
          <table:table-cell office:value-type="float" office:value="0.0207143989850936">
            <text:p>0.020714399</text:p>
          </table:table-cell>
          <table:table-cell office:value-type="float" office:value="0.0179779971873901">
            <text:p>0.0179779972</text:p>
          </table:table-cell>
          <table:table-cell office:value-type="float" office:value="-0.00254458161865569">
            <text:p>-0.0025445816</text:p>
          </table:table-cell>
          <table:table-cell office:value-type="float" office:value="1.07334140564544">
            <text:p>1.0733414056</text:p>
          </table:table-cell>
          <table:table-cell office:value-type="float" office:value="1.06355647858629">
            <text:p>1.0635564786</text:p>
          </table:table-cell>
          <table:table-cell office:value-type="float" office:value="0.991106655130109">
            <text:p>0.9911066551</text:p>
          </table:table-cell>
          <table:table-cell office:value-type="float" office:value="33.8074840151939">
            <text:p>33.8074840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6752">
            <text:p>26752</text:p>
          </table:table-cell>
          <table:table-cell office:value-type="float" office:value="35467">
            <text:p>35467</text:p>
          </table:table-cell>
          <table:table-cell office:value-type="float" office:value="51762">
            <text:p>51762</text:p>
          </table:table-cell>
          <table:table-cell office:value-type="float" office:value="39.5">
            <text:p>39.5</text:p>
          </table:table-cell>
          <table:table-cell office:value-type="float" office:value="-9.25">
            <text:p>-9.25</text:p>
          </table:table-cell>
          <table:table-cell office:value-type="float" office:value="-1053.625">
            <text:p>-1053.625</text:p>
          </table:table-cell>
          <table:table-cell office:value-type="float" office:value="0.00147652511961722">
            <text:p>0.0014765251</text:p>
          </table:table-cell>
          <table:table-cell office:value-type="float" office:value="-0.000260805819494178">
            <text:p>-0.0002608058</text:p>
          </table:table-cell>
          <table:table-cell office:value-type="float" office:value="-0.0203551833391291">
            <text:p>-0.0203551833</text:p>
          </table:table-cell>
          <table:table-cell office:value-type="float" office:value="1.00517211096646">
            <text:p>1.005172111</text:p>
          </table:table-cell>
          <table:table-cell office:value-type="float" office:value="0.999087312950334">
            <text:p>0.999087313</text:p>
          </table:table-cell>
          <table:table-cell office:value-type="float" office:value="0.929568951951037">
            <text:p>0.929568952</text:p>
          </table:table-cell>
          <table:table-cell table:number-columns-repeated="2" office:value-type="float" office:value="0">
            <text:p>0</text:p>
          </table:table-cell>
          <table:table-cell office:value-type="float" office:value="-33.7048515139004">
            <text:p>-33.704851513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26610">
            <text:p>26610</text:p>
          </table:table-cell>
          <table:table-cell office:value-type="float" office:value="34880">
            <text:p>34880</text:p>
          </table:table-cell>
          <table:table-cell office:value-type="float" office:value="48757">
            <text:p>48757</text:p>
          </table:table-cell>
          <table:table-cell office:value-type="float" office:value="327.375">
            <text:p>327.375</text:p>
          </table:table-cell>
          <table:table-cell office:value-type="float" office:value="-1238.25">
            <text:p>-1238.25</text:p>
          </table:table-cell>
          <table:table-cell office:value-type="float" office:value="-228.5">
            <text:p>-228.5</text:p>
          </table:table-cell>
          <table:table-cell office:value-type="float" office:value="0.0123027057497182">
            <text:p>0.0123027057</text:p>
          </table:table-cell>
          <table:table-cell office:value-type="float" office:value="-0.0355002866972477">
            <text:p>-0.0355002867</text:p>
          </table:table-cell>
          <table:table-cell office:value-type="float" office:value="-0.00468650655290522">
            <text:p>-0.0046865066</text:p>
          </table:table-cell>
          <table:table-cell office:value-type="float" office:value="1.04335612899879">
            <text:p>1.043356129</text:p>
          </table:table-cell>
          <table:table-cell office:value-type="float" office:value="0.878219126456583">
            <text:p>0.8782191265</text:p>
          </table:table-cell>
          <table:table-cell office:value-type="float" office:value="0.983640275218426">
            <text:p>0.9836402752</text:p>
          </table:table-cell>
          <table:table-cell office:value-type="float" office:value="0">
            <text:p>0</text:p>
          </table:table-cell>
          <table:table-cell office:value-type="float" office:value="-19.176453602558">
            <text:p>-19.1764536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4980">
            <text:p>24980</text:p>
          </table:table-cell>
          <table:table-cell office:value-type="float" office:value="33210">
            <text:p>33210</text:p>
          </table:table-cell>
          <table:table-cell office:value-type="float" office:value="50262">
            <text:p>50262</text:p>
          </table:table-cell>
          <table:table-cell office:value-type="float" office:value="-1623.625">
            <text:p>-1623.625</text:p>
          </table:table-cell>
          <table:table-cell office:value-type="float" office:value="-1959.375">
            <text:p>-1959.375</text:p>
          </table:table-cell>
          <table:table-cell office:value-type="float" office:value="-431.75">
            <text:p>-431.75</text:p>
          </table:table-cell>
          <table:table-cell office:value-type="float" office:value="-0.0649969975980785">
            <text:p>-0.0649969976</text:p>
          </table:table-cell>
          <table:table-cell office:value-type="float" office:value="-0.0589995483288166">
            <text:p>-0.0589995483</text:p>
          </table:table-cell>
          <table:table-cell office:value-type="float" office:value="-0.00858998846046715">
            <text:p>-0.0085899885</text:p>
          </table:table-cell>
          <table:table-cell office:value-type="float" office:value="0.780790743412384">
            <text:p>0.7807907434</text:p>
          </table:table-cell>
          <table:table-cell office:value-type="float" office:value="0.80032423638703">
            <text:p>0.8003242364</text:p>
          </table:table-cell>
          <table:table-cell office:value-type="float" office:value="0.970079664675797">
            <text:p>0.9700796647</text:p>
          </table:table-cell>
          <table:table-cell office:value-type="float" office:value="-10.3138401279428">
            <text:p>-10.3138401279</text:p>
          </table:table-cell>
          <table:table-cell office:value-type="float" office:value="-11.3982612434483">
            <text:p>-11.3982612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5590">
            <text:p>25590</text:p>
          </table:table-cell>
          <table:table-cell office:value-type="float" office:value="33636">
            <text:p>33636</text:p>
          </table:table-cell>
          <table:table-cell office:value-type="float" office:value="52523">
            <text:p>52523</text:p>
          </table:table-cell>
          <table:table-cell office:value-type="float" office:value="338.125">
            <text:p>338.125</text:p>
          </table:table-cell>
          <table:table-cell office:value-type="float" office:value="-1827.25">
            <text:p>-1827.25</text:p>
          </table:table-cell>
          <table:table-cell office:value-type="float" office:value="-234.75">
            <text:p>-234.75</text:p>
          </table:table-cell>
          <table:table-cell office:value-type="float" office:value="0.0132131692067214">
            <text:p>0.0132131692</text:p>
          </table:table-cell>
          <table:table-cell office:value-type="float" office:value="-0.0543242359376858">
            <text:p>-0.0543242359</text:p>
          </table:table-cell>
          <table:table-cell office:value-type="float" office:value="-0.00446947051767797">
            <text:p>-0.0044694705</text:p>
          </table:table-cell>
          <table:table-cell office:value-type="float" office:value="1.04658828439088">
            <text:p>1.0465882844</text:p>
          </table:table-cell>
          <table:table-cell office:value-type="float" office:value="0.815649374534118">
            <text:p>0.8156493745</text:p>
          </table:table-cell>
          <table:table-cell office:value-type="float" office:value="0.984396006474876">
            <text:p>0.9843960065</text:p>
          </table:table-cell>
          <table:table-cell office:value-type="float" office:value="0">
            <text:p>0</text:p>
          </table:table-cell>
          <table:table-cell office:value-type="float" office:value="-12.4096467081794">
            <text:p>-12.40964670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2900">
            <text:p>22900</text:p>
          </table:table-cell>
          <table:table-cell office:value-type="float" office:value="33622">
            <text:p>33622</text:p>
          </table:table-cell>
          <table:table-cell office:value-type="float" office:value="50433">
            <text:p>50433</text:p>
          </table:table-cell>
          <table:table-cell office:value-type="float" office:value="-1201">
            <text:p>-1201</text:p>
          </table:table-cell>
          <table:table-cell office:value-type="float" office:value="38.5">
            <text:p>38.5</text:p>
          </table:table-cell>
          <table:table-cell office:value-type="float" office:value="-1009.5">
            <text:p>-1009.5</text:p>
          </table:table-cell>
          <table:table-cell office:value-type="float" office:value="-0.0524454148471616">
            <text:p>-0.0524454148</text:p>
          </table:table-cell>
          <table:table-cell office:value-type="float" office:value="0.00114508357622985">
            <text:p>0.0011450836</text:p>
          </table:table-cell>
          <table:table-cell office:value-type="float" office:value="-0.0200166557611088">
            <text:p>-0.0200166558</text:p>
          </table:table-cell>
          <table:table-cell office:value-type="float" office:value="0.821832070250377">
            <text:p>0.8218320703</text:p>
          </table:table-cell>
          <table:table-cell office:value-type="float" office:value="1.00401036250094">
            <text:p>1.0040103625</text:p>
          </table:table-cell>
          <table:table-cell office:value-type="float" office:value="0.930727011191522">
            <text:p>0.9307270112</text:p>
          </table:table-cell>
          <table:table-cell office:value-type="float" office:value="-12.8668597728599">
            <text:p>-12.8668597729</text:p>
          </table:table-cell>
          <table:table-cell office:value-type="float" office:value="0">
            <text:p>0</text:p>
          </table:table-cell>
          <table:table-cell office:value-type="float" office:value="-34.2807792913161">
            <text:p>-34.280779291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0164">
            <text:p>20164</text:p>
          </table:table-cell>
          <table:table-cell office:value-type="float" office:value="33298">
            <text:p>33298</text:p>
          </table:table-cell>
          <table:table-cell office:value-type="float" office:value="47357">
            <text:p>47357</text:p>
          </table:table-cell>
          <table:table-cell office:value-type="float" office:value="-886.5">
            <text:p>-886.5</text:p>
          </table:table-cell>
          <table:table-cell office:value-type="float" office:value="-292.875">
            <text:p>-292.875</text:p>
          </table:table-cell>
          <table:table-cell office:value-type="float" office:value="-276.625">
            <text:p>-276.625</text:p>
          </table:table-cell>
          <table:table-cell office:value-type="float" office:value="-0.0439644911723864">
            <text:p>-0.0439644912</text:p>
          </table:table-cell>
          <table:table-cell office:value-type="float" office:value="-0.00879557330770617">
            <text:p>-0.0087955733</text:p>
          </table:table-cell>
          <table:table-cell office:value-type="float" office:value="-0.00584126950609202">
            <text:p>-0.0058412695</text:p>
          </table:table-cell>
          <table:table-cell office:value-type="float" office:value="0.849912718805379">
            <text:p>0.8499127188</text:p>
          </table:table-cell>
          <table:table-cell office:value-type="float" office:value="0.969367123158258">
            <text:p>0.9693671232</text:p>
          </table:table-cell>
          <table:table-cell office:value-type="float" office:value="0.979622432770386">
            <text:p>0.9796224328</text:p>
          </table:table-cell>
          <table:table-cell office:value-type="float" office:value="-15.416898019441">
            <text:p>-15.41689801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15751">
            <text:p>15751</text:p>
          </table:table-cell>
          <table:table-cell office:value-type="float" office:value="29953">
            <text:p>29953</text:p>
          </table:table-cell>
          <table:table-cell office:value-type="float" office:value="48508">
            <text:p>48508</text:p>
          </table:table-cell>
          <table:table-cell office:value-type="float" office:value="-799.75">
            <text:p>-799.75</text:p>
          </table:table-cell>
          <table:table-cell office:value-type="float" office:value="-1933.125">
            <text:p>-1933.125</text:p>
          </table:table-cell>
          <table:table-cell office:value-type="float" office:value="-336.125">
            <text:p>-336.125</text:p>
          </table:table-cell>
          <table:table-cell office:value-type="float" office:value="-0.0507745539965716">
            <text:p>-0.050774554</text:p>
          </table:table-cell>
          <table:table-cell office:value-type="float" office:value="-0.0645386104897673">
            <text:p>-0.0645386105</text:p>
          </table:table-cell>
          <table:table-cell office:value-type="float" office:value="-0.00692926939886204">
            <text:p>-0.0069292694</text:p>
          </table:table-cell>
          <table:table-cell office:value-type="float" office:value="0.827342049465759">
            <text:p>0.8273420495</text:p>
          </table:table-cell>
          <table:table-cell office:value-type="float" office:value="0.782278718483956">
            <text:p>0.7822787185</text:p>
          </table:table-cell>
          <table:table-cell office:value-type="float" office:value="0.975841666061811">
            <text:p>0.9758416661</text:p>
          </table:table-cell>
          <table:table-cell office:value-type="float" office:value="-13.301884250009">
            <text:p>-13.30188425</text:p>
          </table:table-cell>
          <table:table-cell office:value-type="float" office:value="-10.3896118594859">
            <text:p>-10.3896118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16796">
            <text:p>16796</text:p>
          </table:table-cell>
          <table:table-cell office:value-type="float" office:value="31642">
            <text:p>31642</text:p>
          </table:table-cell>
          <table:table-cell office:value-type="float" office:value="51168">
            <text:p>51168</text:p>
          </table:table-cell>
          <table:table-cell office:value-type="float" office:value="-880.625">
            <text:p>-880.625</text:p>
          </table:table-cell>
          <table:table-cell office:value-type="float" office:value="-2040.125">
            <text:p>-2040.125</text:p>
          </table:table-cell>
          <table:table-cell office:value-type="float" office:value="-186.375">
            <text:p>-186.375</text:p>
          </table:table-cell>
          <table:table-cell office:value-type="float" office:value="-0.0524306382472017">
            <text:p>-0.0524306382</text:p>
          </table:table-cell>
          <table:table-cell office:value-type="float" office:value="-0.0644752228051324">
            <text:p>-0.0644752228</text:p>
          </table:table-cell>
          <table:table-cell office:value-type="float" office:value="-0.00364241322701689">
            <text:p>-0.0036424132</text:p>
          </table:table-cell>
          <table:table-cell office:value-type="float" office:value="0.821880750915732">
            <text:p>0.8218807509</text:p>
          </table:table-cell>
          <table:table-cell office:value-type="float" office:value="0.782484546719349">
            <text:p>0.7824845467</text:p>
          </table:table-cell>
          <table:table-cell office:value-type="float" office:value="0.987277557366709">
            <text:p>0.9872775574</text:p>
          </table:table-cell>
          <table:table-cell office:value-type="float" office:value="-12.8705855107926">
            <text:p>-12.8705855108</text:p>
          </table:table-cell>
          <table:table-cell office:value-type="float" office:value="-10.4001746533063">
            <text:p>-10.400174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19038">
            <text:p>19038</text:p>
          </table:table-cell>
          <table:table-cell office:value-type="float" office:value="29450">
            <text:p>29450</text:p>
          </table:table-cell>
          <table:table-cell office:value-type="float" office:value="48822">
            <text:p>48822</text:p>
          </table:table-cell>
          <table:table-cell office:value-type="float" office:value="-772.5">
            <text:p>-772.5</text:p>
          </table:table-cell>
          <table:table-cell office:value-type="float" office:value="87.875">
            <text:p>87.875</text:p>
          </table:table-cell>
          <table:table-cell office:value-type="float" office:value="-1054.125">
            <text:p>-1054.125</text:p>
          </table:table-cell>
          <table:table-cell office:value-type="float" office:value="-0.0405767412543334">
            <text:p>-0.0405767413</text:p>
          </table:table-cell>
          <table:table-cell office:value-type="float" office:value="0.00298387096774194">
            <text:p>0.002983871</text:p>
          </table:table-cell>
          <table:table-cell office:value-type="float" office:value="-0.0215911883986727">
            <text:p>-0.0215911884</text:p>
          </table:table-cell>
          <table:table-cell office:value-type="float" office:value="0.861208490594242">
            <text:p>0.8612084906</text:p>
          </table:table-cell>
          <table:table-cell office:value-type="float" office:value="1.01046099921956">
            <text:p>1.0104609992</text:p>
          </table:table-cell>
          <table:table-cell office:value-type="float" office:value="0.925344552260921">
            <text:p>0.9253445523</text:p>
          </table:table-cell>
          <table:table-cell office:value-type="float" office:value="-16.7334105243376">
            <text:p>-16.7334105243</text:p>
          </table:table-cell>
          <table:table-cell office:value-type="float" office:value="0">
            <text:p>0</text:p>
          </table:table-cell>
          <table:table-cell office:value-type="float" office:value="-31.7554091929919">
            <text:p>-31.75540919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19608">
            <text:p>19608</text:p>
          </table:table-cell>
          <table:table-cell office:value-type="float" office:value="27006">
            <text:p>27006</text:p>
          </table:table-cell>
          <table:table-cell office:value-type="float" office:value="45575">
            <text:p>45575</text:p>
          </table:table-cell>
          <table:table-cell office:value-type="float" office:value="-663.25">
            <text:p>-663.25</text:p>
          </table:table-cell>
          <table:table-cell office:value-type="float" office:value="-860">
            <text:p>-860</text:p>
          </table:table-cell>
          <table:table-cell office:value-type="float" office:value="-1573.75">
            <text:p>-1573.75</text:p>
          </table:table-cell>
          <table:table-cell office:value-type="float" office:value="-0.0338254793961648">
            <text:p>-0.0338254794</text:p>
          </table:table-cell>
          <table:table-cell office:value-type="float" office:value="-0.0318447752351329">
            <text:p>-0.0318447752</text:p>
          </table:table-cell>
          <table:table-cell office:value-type="float" office:value="-0.0345309928688974">
            <text:p>-0.0345309929</text:p>
          </table:table-cell>
          <table:table-cell office:value-type="float" office:value="0.883853381703929">
            <text:p>0.8838533817</text:p>
          </table:table-cell>
          <table:table-cell office:value-type="float" office:value="0.890530902508196">
            <text:p>0.8905309025</text:p>
          </table:table-cell>
          <table:table-cell office:value-type="float" office:value="0.881478608317142">
            <text:p>0.8814786083</text:p>
          </table:table-cell>
          <table:table-cell office:value-type="float" office:value="-20.1433044895856">
            <text:p>-20.1433044896</text:p>
          </table:table-cell>
          <table:table-cell office:value-type="float" office:value="-21.4179905306931">
            <text:p>-21.4179905307</text:p>
          </table:table-cell>
          <table:table-cell office:value-type="float" office:value="-19.7245866062964">
            <text:p>-19.724586606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87">
            <text:p>687</text:p>
          </table:table-cell>
          <table:table-cell table:number-columns-repeated="2" office:value-type="float" office:value="1370">
            <text:p>1370</text:p>
          </table:table-cell>
          <table:table-cell office:value-type="float" office:value="15648">
            <text:p>15648</text:p>
          </table:table-cell>
          <table:table-cell office:value-type="float" office:value="25532">
            <text:p>25532</text:p>
          </table:table-cell>
          <table:table-cell office:value-type="float" office:value="42715">
            <text:p>42715</text:p>
          </table:table-cell>
          <table:table-cell office:value-type="float" office:value="-1167">
            <text:p>-1167</text:p>
          </table:table-cell>
          <table:table-cell office:value-type="float" office:value="394.875">
            <text:p>394.875</text:p>
          </table:table-cell>
          <table:table-cell office:value-type="float" office:value="-2018">
            <text:p>-2018</text:p>
          </table:table-cell>
          <table:table-cell office:value-type="float" office:value="-0.0745782208588957">
            <text:p>-0.0745782209</text:p>
          </table:table-cell>
          <table:table-cell office:value-type="float" office:value="0.0154658859470468">
            <text:p>0.0154658859</text:p>
          </table:table-cell>
          <table:table-cell office:value-type="float" office:value="-0.0472433571344961">
            <text:p>-0.0472433571</text:p>
          </table:table-cell>
          <table:table-cell office:value-type="float" office:value="0.749877572605762">
            <text:p>0.7498775726</text:p>
          </table:table-cell>
          <table:table-cell office:value-type="float" office:value="1.05459942032579">
            <text:p>1.0545994203</text:p>
          </table:table-cell>
          <table:table-cell office:value-type="float" office:value="0.839022842224205">
            <text:p>0.8390228422</text:p>
          </table:table-cell>
          <table:table-cell office:value-type="float" office:value="-8.94318053026668">
            <text:p>-8.9431805303</text:p>
          </table:table-cell>
          <table:table-cell office:value-type="float" office:value="0">
            <text:p>0</text:p>
          </table:table-cell>
          <table:table-cell office:value-type="float" office:value="-14.322475379738">
            <text:p>-14.322475379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55">
            <text:p>1455</text:p>
          </table:table-cell>
          <table:table-cell office:value-type="float" office:value="15920">
            <text:p>15920</text:p>
          </table:table-cell>
          <table:table-cell office:value-type="float" office:value="26039">
            <text:p>26039</text:p>
          </table:table-cell>
          <table:table-cell office:value-type="float" office:value="44037">
            <text:p>44037</text:p>
          </table:table-cell>
          <table:table-cell office:value-type="float" office:value="-1115.25">
            <text:p>-1115.25</text:p>
          </table:table-cell>
          <table:table-cell office:value-type="float" office:value="417.625">
            <text:p>417.625</text:p>
          </table:table-cell>
          <table:table-cell office:value-type="float" office:value="-2031">
            <text:p>-2031</text:p>
          </table:table-cell>
          <table:table-cell office:value-type="float" office:value="-0.070053391959799">
            <text:p>-0.070053392</text:p>
          </table:table-cell>
          <table:table-cell office:value-type="float" office:value="0.0160384423364953">
            <text:p>0.0160384423</text:p>
          </table:table-cell>
          <table:table-cell office:value-type="float" office:value="-0.046120307922883">
            <text:p>-0.0461203079</text:p>
          </table:table-cell>
          <table:table-cell office:value-type="float" office:value="0.764431784481847">
            <text:p>0.7644317845</text:p>
          </table:table-cell>
          <table:table-cell office:value-type="float" office:value="1.05663872217759">
            <text:p>1.0566387222</text:p>
          </table:table-cell>
          <table:table-cell office:value-type="float" office:value="0.842748004563596">
            <text:p>0.8427480046</text:p>
          </table:table-cell>
          <table:table-cell office:value-type="float" office:value="-9.54378719813982">
            <text:p>-9.5437871981</text:p>
          </table:table-cell>
          <table:table-cell office:value-type="float" office:value="0">
            <text:p>0</text:p>
          </table:table-cell>
          <table:table-cell office:value-type="float" office:value="-14.6798090986575">
            <text:p>-14.679809098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14080">
            <text:p>14080</text:p>
          </table:table-cell>
          <table:table-cell office:value-type="float" office:value="25540">
            <text:p>25540</text:p>
          </table:table-cell>
          <table:table-cell office:value-type="float" office:value="42624">
            <text:p>42624</text:p>
          </table:table-cell>
          <table:table-cell office:value-type="float" office:value="-891.75">
            <text:p>-891.75</text:p>
          </table:table-cell>
          <table:table-cell office:value-type="float" office:value="-1238.5">
            <text:p>-1238.5</text:p>
          </table:table-cell>
          <table:table-cell office:value-type="float" office:value="987">
            <text:p>987</text:p>
          </table:table-cell>
          <table:table-cell office:value-type="float" office:value="-0.0633345170454546">
            <text:p>-0.063334517</text:p>
          </table:table-cell>
          <table:table-cell office:value-type="float" office:value="-0.0484925606891151">
            <text:p>-0.0484925607</text:p>
          </table:table-cell>
          <table:table-cell office:value-type="float" office:value="0.0231559684684685">
            <text:p>0.0231559685</text:p>
          </table:table-cell>
          <table:table-cell office:value-type="float" office:value="0.786191261997696">
            <text:p>0.786191262</text:p>
          </table:table-cell>
          <table:table-cell office:value-type="float" office:value="0.834885033334785">
            <text:p>0.8348850333</text:p>
          </table:table-cell>
          <table:table-cell office:value-type="float" office:value="1.08209683943604">
            <text:p>1.0820968394</text:p>
          </table:table-cell>
          <table:table-cell office:value-type="float" office:value="-10.5938719651993">
            <text:p>-10.5938719652</text:p>
          </table:table-cell>
          <table:table-cell office:value-type="float" office:value="-13.9444422475202">
            <text:p>-13.9444422475</text:p>
          </table:table-cell>
          <table:table-cell office:value-type="float" office:value="30.2790967262616">
            <text:p>30.27909672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12512">
            <text:p>12512</text:p>
          </table:table-cell>
          <table:table-cell office:value-type="float" office:value="24539">
            <text:p>24539</text:p>
          </table:table-cell>
          <table:table-cell office:value-type="float" office:value="41304">
            <text:p>41304</text:p>
          </table:table-cell>
          <table:table-cell office:value-type="float" office:value="-645.875">
            <text:p>-645.875</text:p>
          </table:table-cell>
          <table:table-cell office:value-type="float" office:value="-1122">
            <text:p>-1122</text:p>
          </table:table-cell>
          <table:table-cell office:value-type="float" office:value="747">
            <text:p>747</text:p>
          </table:table-cell>
          <table:table-cell office:value-type="float" office:value="-0.0516204443734015">
            <text:p>-0.0516204444</text:p>
          </table:table-cell>
          <table:table-cell office:value-type="float" office:value="-0.045723134602062">
            <text:p>-0.0457231346</text:p>
          </table:table-cell>
          <table:table-cell office:value-type="float" office:value="0.0180854154561302">
            <text:p>0.0180854155</text:p>
          </table:table-cell>
          <table:table-cell office:value-type="float" office:value="0.824551198436617">
            <text:p>0.8245511984</text:p>
          </table:table-cell>
          <table:table-cell office:value-type="float" office:value="0.844066614766946">
            <text:p>0.8440666148</text:p>
          </table:table-cell>
          <table:table-cell office:value-type="float" office:value="1.06394003531081">
            <text:p>1.0639400353</text:p>
          </table:table-cell>
          <table:table-cell office:value-type="float" office:value="-13.0781298213782">
            <text:p>-13.0781298214</text:p>
          </table:table-cell>
          <table:table-cell office:value-type="float" office:value="-14.8103832796784">
            <text:p>-14.81038327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4544">
            <text:p>14544</text:p>
          </table:table-cell>
          <table:table-cell office:value-type="float" office:value="23742">
            <text:p>23742</text:p>
          </table:table-cell>
          <table:table-cell office:value-type="float" office:value="43152">
            <text:p>43152</text:p>
          </table:table-cell>
          <table:table-cell office:value-type="float" office:value="-238">
            <text:p>-238</text:p>
          </table:table-cell>
          <table:table-cell office:value-type="float" office:value="-162">
            <text:p>-162</text:p>
          </table:table-cell>
          <table:table-cell office:value-type="float" office:value="795">
            <text:p>795</text:p>
          </table:table-cell>
          <table:table-cell office:value-type="float" office:value="-0.0163641364136414">
            <text:p>-0.0163641364</text:p>
          </table:table-cell>
          <table:table-cell office:value-type="float" office:value="-0.00682335102350265">
            <text:p>-0.006823351</text:p>
          </table:table-cell>
          <table:table-cell office:value-type="float" office:value="0.0184232480533927">
            <text:p>0.0184232481</text:p>
          </table:table-cell>
          <table:table-cell office:value-type="float" office:value="0.943250381074961">
            <text:p>0.9432503811</text:p>
          </table:table-cell>
          <table:table-cell office:value-type="float" office:value="0.976209525331353">
            <text:p>0.9762095253</text:p>
          </table:table-cell>
          <table:table-cell office:value-type="float" office:value="1.06514662368179">
            <text:p>1.0651466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15808">
            <text:p>15808</text:p>
          </table:table-cell>
          <table:table-cell office:value-type="float" office:value="25859">
            <text:p>25859</text:p>
          </table:table-cell>
          <table:table-cell office:value-type="float" office:value="46560">
            <text:p>46560</text:p>
          </table:table-cell>
          <table:table-cell office:value-type="float" office:value="-590">
            <text:p>-590</text:p>
          </table:table-cell>
          <table:table-cell office:value-type="float" office:value="-1043.125">
            <text:p>-1043.125</text:p>
          </table:table-cell>
          <table:table-cell office:value-type="float" office:value="381">
            <text:p>381</text:p>
          </table:table-cell>
          <table:table-cell office:value-type="float" office:value="-0.0373228744939271">
            <text:p>-0.0373228745</text:p>
          </table:table-cell>
          <table:table-cell office:value-type="float" office:value="-0.040338953555822">
            <text:p>-0.0403389536</text:p>
          </table:table-cell>
          <table:table-cell office:value-type="float" office:value="0.00818298969072165">
            <text:p>0.0081829897</text:p>
          </table:table-cell>
          <table:table-cell office:value-type="float" office:value="0.872100213313814">
            <text:p>0.8721002133</text:p>
          </table:table-cell>
          <table:table-cell office:value-type="float" office:value="0.862003035655622">
            <text:p>0.8620030357</text:p>
          </table:table-cell>
          <table:table-cell office:value-type="float" office:value="1.02877170810527">
            <text:p>1.0287717081</text:p>
          </table:table-cell>
          <table:table-cell office:value-type="float" office:value="-18.2228744837707">
            <text:p>-18.2228744838</text:p>
          </table:table-cell>
          <table:table-cell office:value-type="float" office:value="-16.8341210302723">
            <text:p>-16.83412103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14080">
            <text:p>14080</text:p>
          </table:table-cell>
          <table:table-cell office:value-type="float" office:value="24588">
            <text:p>24588</text:p>
          </table:table-cell>
          <table:table-cell office:value-type="float" office:value="47880">
            <text:p>47880</text:p>
          </table:table-cell>
          <table:table-cell office:value-type="float" office:value="-891.75">
            <text:p>-891.75</text:p>
          </table:table-cell>
          <table:table-cell office:value-type="float" office:value="-364.5">
            <text:p>-364.5</text:p>
          </table:table-cell>
          <table:table-cell office:value-type="float" office:value="141">
            <text:p>141</text:p>
          </table:table-cell>
          <table:table-cell office:value-type="float" office:value="-0.0633345170454546">
            <text:p>-0.063334517</text:p>
          </table:table-cell>
          <table:table-cell office:value-type="float" office:value="-0.0148243045387994">
            <text:p>-0.0148243045</text:p>
          </table:table-cell>
          <table:table-cell office:value-type="float" office:value="0.00294486215538847">
            <text:p>0.0029448622</text:p>
          </table:table-cell>
          <table:table-cell office:value-type="float" office:value="0.786191261997696">
            <text:p>0.786191262</text:p>
          </table:table-cell>
          <table:table-cell office:value-type="float" office:value="0.948545663724118">
            <text:p>0.9485456637</text:p>
          </table:table-cell>
          <table:table-cell office:value-type="float" office:value="1.01032401508156">
            <text:p>1.0103240151</text:p>
          </table:table-cell>
          <table:table-cell office:value-type="float" office:value="-10.5938719651993">
            <text:p>-10.59387196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12512">
            <text:p>12512</text:p>
          </table:table-cell>
          <table:table-cell office:value-type="float" office:value="23699">
            <text:p>23699</text:p>
          </table:table-cell>
          <table:table-cell office:value-type="float" office:value="47136">
            <text:p>47136</text:p>
          </table:table-cell>
          <table:table-cell office:value-type="float" office:value="-645.875">
            <text:p>-645.875</text:p>
          </table:table-cell>
          <table:table-cell office:value-type="float" office:value="4.875">
            <text:p>4.875</text:p>
          </table:table-cell>
          <table:table-cell office:value-type="float" office:value="729">
            <text:p>729</text:p>
          </table:table-cell>
          <table:table-cell office:value-type="float" office:value="-0.0516204443734015">
            <text:p>-0.0516204444</text:p>
          </table:table-cell>
          <table:table-cell office:value-type="float" office:value="0.000205704882062534">
            <text:p>0.0002057049</text:p>
          </table:table-cell>
          <table:table-cell office:value-type="float" office:value="0.0154658859470468">
            <text:p>0.0154658859</text:p>
          </table:table-cell>
          <table:table-cell office:value-type="float" office:value="0.824551198436617">
            <text:p>0.8245511984</text:p>
          </table:table-cell>
          <table:table-cell office:value-type="float" office:value="1.00072005002364">
            <text:p>1.00072005</text:p>
          </table:table-cell>
          <table:table-cell office:value-type="float" office:value="1.05459942032579">
            <text:p>1.0545994203</text:p>
          </table:table-cell>
          <table:table-cell office:value-type="float" office:value="-13.0781298213782">
            <text:p>-13.07812982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13744">
            <text:p>13744</text:p>
          </table:table-cell>
          <table:table-cell office:value-type="float" office:value="24543">
            <text:p>24543</text:p>
          </table:table-cell>
          <table:table-cell office:value-type="float" office:value="48072">
            <text:p>48072</text:p>
          </table:table-cell>
          <table:table-cell office:value-type="float" office:value="-36">
            <text:p>-36</text:p>
          </table:table-cell>
          <table:table-cell office:value-type="float" office:value="-401.625">
            <text:p>-401.625</text:p>
          </table:table-cell>
          <table:table-cell office:value-type="float" office:value="771">
            <text:p>771</text:p>
          </table:table-cell>
          <table:table-cell office:value-type="float" office:value="-0.00261932479627474">
            <text:p>-0.0026193248</text:p>
          </table:table-cell>
          <table:table-cell office:value-type="float" office:value="-0.0163641364136414">
            <text:p>-0.0163641364</text:p>
          </table:table-cell>
          <table:table-cell office:value-type="float" office:value="0.0160384423364953">
            <text:p>0.0160384423</text:p>
          </table:table-cell>
          <table:table-cell office:value-type="float" office:value="0.99084581050332">
            <text:p>0.9908458105</text:p>
          </table:table-cell>
          <table:table-cell office:value-type="float" office:value="0.943250381074961">
            <text:p>0.9432503811</text:p>
          </table:table-cell>
          <table:table-cell office:value-type="float" office:value="1.05663872217759">
            <text:p>1.0566387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11200">
            <text:p>11200</text:p>
          </table:table-cell>
          <table:table-cell office:value-type="float" office:value="22880">
            <text:p>22880</text:p>
          </table:table-cell>
          <table:table-cell office:value-type="float" office:value="45768">
            <text:p>45768</text:p>
          </table:table-cell>
          <table:table-cell office:value-type="float" office:value="18">
            <text:p>18</text:p>
          </table:table-cell>
          <table:table-cell office:value-type="float" office:value="-169">
            <text:p>-169</text:p>
          </table:table-cell>
          <table:table-cell office:value-type="float" office:value="258">
            <text:p>258</text:p>
          </table:table-cell>
          <table:table-cell office:value-type="float" office:value="0.00160714285714286">
            <text:p>0.0016071429</text:p>
          </table:table-cell>
          <table:table-cell office:value-type="float" office:value="-0.00738636363636364">
            <text:p>-0.0073863636</text:p>
          </table:table-cell>
          <table:table-cell office:value-type="float" office:value="0.0056371263765076">
            <text:p>0.0056371264</text:p>
          </table:table-cell>
          <table:table-cell office:value-type="float" office:value="1.0056300625">
            <text:p>1.0056300625</text:p>
          </table:table-cell>
          <table:table-cell office:value-type="float" office:value="0.974254661673554">
            <text:p>0.9742546617</text:p>
          </table:table-cell>
          <table:table-cell office:value-type="float" office:value="1.01979222561759">
            <text:p>1.01979222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1104">
            <text:p>11104</text:p>
          </table:table-cell>
          <table:table-cell office:value-type="float" office:value="22286">
            <text:p>22286</text:p>
          </table:table-cell>
          <table:table-cell office:value-type="float" office:value="43752">
            <text:p>43752</text:p>
          </table:table-cell>
          <table:table-cell office:value-type="float" office:value="124">
            <text:p>124</text:p>
          </table:table-cell>
          <table:table-cell office:value-type="float" office:value="-193.875">
            <text:p>-193.875</text:p>
          </table:table-cell>
          <table:table-cell office:value-type="float" office:value="9">
            <text:p>9</text:p>
          </table:table-cell>
          <table:table-cell office:value-type="float" office:value="0.0111671469740634">
            <text:p>0.011167147</text:p>
          </table:table-cell>
          <table:table-cell office:value-type="float" office:value="-0.00869940769990128">
            <text:p>-0.0086994077</text:p>
          </table:table-cell>
          <table:table-cell office:value-type="float" office:value="0.000205704882062534">
            <text:p>0.0002057049</text:p>
          </table:table-cell>
          <table:table-cell office:value-type="float" office:value="1.03932943654544">
            <text:p>1.0393294365</text:p>
          </table:table-cell>
          <table:table-cell office:value-type="float" office:value="0.969700405251231">
            <text:p>0.9697004053</text:p>
          </table:table-cell>
          <table:table-cell office:value-type="float" office:value="1.00072005002364">
            <text:p>1.00072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2608">
            <text:p>12608</text:p>
          </table:table-cell>
          <table:table-cell office:value-type="float" office:value="23976">
            <text:p>23976</text:p>
          </table:table-cell>
          <table:table-cell office:value-type="float" office:value="47136">
            <text:p>47136</text:p>
          </table:table-cell>
          <table:table-cell office:value-type="float" office:value="208">
            <text:p>208</text:p>
          </table:table-cell>
          <table:table-cell office:value-type="float" office:value="43.5">
            <text:p>43.5</text:p>
          </table:table-cell>
          <table:table-cell office:value-type="float" office:value="-63">
            <text:p>-63</text:p>
          </table:table-cell>
          <table:table-cell office:value-type="float" office:value="0.016497461928934">
            <text:p>0.0164974619</text:p>
          </table:table-cell>
          <table:table-cell office:value-type="float" office:value="0.00181431431431431">
            <text:p>0.0018143143</text:p>
          </table:table-cell>
          <table:table-cell office:value-type="float" office:value="-0.00133655804480652">
            <text:p>-0.001336558</text:p>
          </table:table-cell>
          <table:table-cell office:value-type="float" office:value="1.05827456260146">
            <text:p>1.0582745626</text:p>
          </table:table-cell>
          <table:table-cell office:value-type="float" office:value="1.00635655190351">
            <text:p>1.0063565519</text:p>
          </table:table-cell>
          <table:table-cell office:value-type="float" office:value="0.995325548162495">
            <text:p>0.99532554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3744">
            <text:p>13744</text:p>
          </table:table-cell>
          <table:table-cell office:value-type="float" office:value="23454">
            <text:p>23454</text:p>
          </table:table-cell>
          <table:table-cell office:value-type="float" office:value="49320">
            <text:p>49320</text:p>
          </table:table-cell>
          <table:table-cell office:value-type="float" office:value="-36">
            <text:p>-36</text:p>
          </table:table-cell>
          <table:table-cell office:value-type="float" office:value="141.25">
            <text:p>141.25</text:p>
          </table:table-cell>
          <table:table-cell office:value-type="float" office:value="-669">
            <text:p>-669</text:p>
          </table:table-cell>
          <table:table-cell office:value-type="float" office:value="-0.00261932479627474">
            <text:p>-0.0026193248</text:p>
          </table:table-cell>
          <table:table-cell office:value-type="float" office:value="0.00602242687814445">
            <text:p>0.0060224269</text:p>
          </table:table-cell>
          <table:table-cell office:value-type="float" office:value="-0.0135644768856448">
            <text:p>-0.0135644769</text:p>
          </table:table-cell>
          <table:table-cell office:value-type="float" office:value="0.99084581050332">
            <text:p>0.9908458105</text:p>
          </table:table-cell>
          <table:table-cell office:value-type="float" office:value="1.02114958253949">
            <text:p>1.0211495825</text:p>
          </table:table-cell>
          <table:table-cell office:value-type="float" office:value="0.952884961165279">
            <text:p>0.95288496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1200">
            <text:p>11200</text:p>
          </table:table-cell>
          <table:table-cell office:value-type="float" office:value="23140">
            <text:p>23140</text:p>
          </table:table-cell>
          <table:table-cell office:value-type="float" office:value="48624">
            <text:p>48624</text:p>
          </table:table-cell>
          <table:table-cell office:value-type="float" office:value="18">
            <text:p>18</text:p>
          </table:table-cell>
          <table:table-cell office:value-type="float" office:value="-21.125">
            <text:p>-21.125</text:p>
          </table:table-cell>
          <table:table-cell office:value-type="float" office:value="-423">
            <text:p>-423</text:p>
          </table:table-cell>
          <table:table-cell office:value-type="float" office:value="0.00160714285714286">
            <text:p>0.0016071429</text:p>
          </table:table-cell>
          <table:table-cell office:value-type="float" office:value="-0.000912921348314607">
            <text:p>-0.0009129213</text:p>
          </table:table-cell>
          <table:table-cell office:value-type="float" office:value="-0.00869940769990128">
            <text:p>-0.0086994077</text:p>
          </table:table-cell>
          <table:table-cell office:value-type="float" office:value="1.0056300625">
            <text:p>1.0056300625</text:p>
          </table:table-cell>
          <table:table-cell office:value-type="float" office:value="0.99680640879466">
            <text:p>0.9968064088</text:p>
          </table:table-cell>
          <table:table-cell office:value-type="float" office:value="0.969700405251231">
            <text:p>0.96970040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1104">
            <text:p>11104</text:p>
          </table:table-cell>
          <table:table-cell office:value-type="float" office:value="22958">
            <text:p>22958</text:p>
          </table:table-cell>
          <table:table-cell office:value-type="float" office:value="47952">
            <text:p>47952</text:p>
          </table:table-cell>
          <table:table-cell office:value-type="float" office:value="124">
            <text:p>124</text:p>
          </table:table-cell>
          <table:table-cell office:value-type="float" office:value="37.375">
            <text:p>37.375</text:p>
          </table:table-cell>
          <table:table-cell office:value-type="float" office:value="87">
            <text:p>87</text:p>
          </table:table-cell>
          <table:table-cell office:value-type="float" office:value="0.0111671469740634">
            <text:p>0.011167147</text:p>
          </table:table-cell>
          <table:table-cell office:value-type="float" office:value="0.00162797281993205">
            <text:p>0.0016279728</text:p>
          </table:table-cell>
          <table:table-cell office:value-type="float" office:value="0.00181431431431431">
            <text:p>0.0018143143</text:p>
          </table:table-cell>
          <table:table-cell office:value-type="float" office:value="1.03932943654544">
            <text:p>1.0393294365</text:p>
          </table:table-cell>
          <table:table-cell office:value-type="float" office:value="1.00570309944895">
            <text:p>1.0057030994</text:p>
          </table:table-cell>
          <table:table-cell office:value-type="float" office:value="1.00635655190351">
            <text:p>1.0063565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office:value-type="float" office:value="1383">
            <text:p>1383</text:p>
          </table:table-cell>
          <table:table-cell office:value-type="float" office:value="2003">
            <text:p>2003</text:p>
          </table:table-cell>
          <table:table-cell office:value-type="float" office:value="12608">
            <text:p>12608</text:p>
          </table:table-cell>
          <table:table-cell office:value-type="float" office:value="24120">
            <text:p>24120</text:p>
          </table:table-cell>
          <table:table-cell office:value-type="float" office:value="46632">
            <text:p>46632</text:p>
          </table:table-cell>
          <table:table-cell office:value-type="float" office:value="208">
            <text:p>208</text:p>
          </table:table-cell>
          <table:table-cell office:value-type="float" office:value="220">
            <text:p>220</text:p>
          </table:table-cell>
          <table:table-cell office:value-type="float" office:value="-54">
            <text:p>-54</text:p>
          </table:table-cell>
          <table:table-cell office:value-type="float" office:value="0.016497461928934">
            <text:p>0.0164974619</text:p>
          </table:table-cell>
          <table:table-cell office:value-type="float" office:value="0.00912106135986733">
            <text:p>0.0091210614</text:p>
          </table:table-cell>
          <table:table-cell office:value-type="float" office:value="-0.00115800308800823">
            <text:p>-0.0011580031</text:p>
          </table:table-cell>
          <table:table-cell office:value-type="float" office:value="1.05827456260146">
            <text:p>1.0582745626</text:p>
          </table:table-cell>
          <table:table-cell office:value-type="float" office:value="1.03208677452978">
            <text:p>1.0320867745</text:p>
          </table:table-cell>
          <table:table-cell office:value-type="float" office:value="0.995949617495429">
            <text:p>0.9959496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4256">
            <text:p>14256</text:p>
          </table:table-cell>
          <table:table-cell office:value-type="float" office:value="23140">
            <text:p>23140</text:p>
          </table:table-cell>
          <table:table-cell office:value-type="float" office:value="42720">
            <text:p>42720</text:p>
          </table:table-cell>
          <table:table-cell office:value-type="float" office:value="333.625">
            <text:p>333.625</text:p>
          </table:table-cell>
          <table:table-cell office:value-type="float" office:value="-21.125">
            <text:p>-21.125</text:p>
          </table:table-cell>
          <table:table-cell office:value-type="float" office:value="-39">
            <text:p>-39</text:p>
          </table:table-cell>
          <table:table-cell office:value-type="float" office:value="0.0234024270482604">
            <text:p>0.023402427</text:p>
          </table:table-cell>
          <table:table-cell table:number-columns-repeated="2" office:value-type="float" office:value="-0.000912921348314607">
            <text:p>-0.0009129213</text:p>
          </table:table-cell>
          <table:table-cell office:value-type="float" office:value="1.08298193490874">
            <text:p>1.0829819349</text:p>
          </table:table-cell>
          <table:table-cell table:number-columns-repeated="2" office:value-type="float" office:value="0.99680640879466">
            <text:p>0.9968064088</text:p>
          </table:table-cell>
          <table:table-cell office:value-type="float" office:value="29.9638397410502">
            <text:p>29.96383974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14574">
            <text:p>14574</text:p>
          </table:table-cell>
          <table:table-cell office:value-type="float" office:value="23999">
            <text:p>23999</text:p>
          </table:table-cell>
          <table:table-cell office:value-type="float" office:value="42384">
            <text:p>42384</text:p>
          </table:table-cell>
          <table:table-cell office:value-type="float" office:value="162.75">
            <text:p>162.75</text:p>
          </table:table-cell>
          <table:table-cell office:value-type="float" office:value="-737.625">
            <text:p>-737.625</text:p>
          </table:table-cell>
          <table:table-cell office:value-type="float" office:value="69">
            <text:p>69</text:p>
          </table:table-cell>
          <table:table-cell office:value-type="float" office:value="0.0111671469740634">
            <text:p>0.011167147</text:p>
          </table:table-cell>
          <table:table-cell office:value-type="float" office:value="-0.0307356556523188">
            <text:p>-0.0307356557</text:p>
          </table:table-cell>
          <table:table-cell office:value-type="float" office:value="0.00162797281993205">
            <text:p>0.0016279728</text:p>
          </table:table-cell>
          <table:table-cell office:value-type="float" office:value="1.03932943654544">
            <text:p>1.0393294365</text:p>
          </table:table-cell>
          <table:table-cell office:value-type="float" office:value="0.894276779052505">
            <text:p>0.8942767791</text:p>
          </table:table-cell>
          <table:table-cell office:value-type="float" office:value="1.00570309944895">
            <text:p>1.0057030994</text:p>
          </table:table-cell>
          <table:table-cell office:value-type="float" office:value="0">
            <text:p>0</text:p>
          </table:table-cell>
          <table:table-cell office:value-type="float" office:value="-22.2035150185314">
            <text:p>-22.2035150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4479">
            <text:p>14479</text:p>
          </table:table-cell>
          <table:table-cell office:value-type="float" office:value="24076">
            <text:p>24076</text:p>
          </table:table-cell>
          <table:table-cell office:value-type="float" office:value="44448">
            <text:p>44448</text:p>
          </table:table-cell>
          <table:table-cell office:value-type="float" office:value="-716.125">
            <text:p>-716.125</text:p>
          </table:table-cell>
          <table:table-cell office:value-type="float" office:value="84.5">
            <text:p>84.5</text:p>
          </table:table-cell>
          <table:table-cell office:value-type="float" office:value="156">
            <text:p>156</text:p>
          </table:table-cell>
          <table:table-cell office:value-type="float" office:value="-0.0494595621244561">
            <text:p>-0.0494595621</text:p>
          </table:table-cell>
          <table:table-cell table:number-columns-repeated="2" office:value-type="float" office:value="0.0035097192224622">
            <text:p>0.0035097192</text:p>
          </table:table-cell>
          <table:table-cell office:value-type="float" office:value="0.831686179204068">
            <text:p>0.8316861792</text:p>
          </table:table-cell>
          <table:table-cell table:number-columns-repeated="2" office:value-type="float" office:value="1.0123081608115">
            <text:p>1.0123081608</text:p>
          </table:table-cell>
          <table:table-cell office:value-type="float" office:value="-13.6649186704083">
            <text:p>-13.66491867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88">
            <text:p>988</text:p>
          </table:table-cell>
          <table:table-cell office:value-type="float" office:value="1401">
            <text:p>1401</text:p>
          </table:table-cell>
          <table:table-cell office:value-type="float" office:value="2055">
            <text:p>2055</text:p>
          </table:table-cell>
          <table:table-cell office:value-type="float" office:value="13961">
            <text:p>13961</text:p>
          </table:table-cell>
          <table:table-cell office:value-type="float" office:value="24469">
            <text:p>24469</text:p>
          </table:table-cell>
          <table:table-cell office:value-type="float" office:value="46704">
            <text:p>46704</text:p>
          </table:table-cell>
          <table:table-cell office:value-type="float" office:value="-551.625">
            <text:p>-551.625</text:p>
          </table:table-cell>
          <table:table-cell office:value-type="float" office:value="-1448.85714285714">
            <text:p>-1448.8571428571</text:p>
          </table:table-cell>
          <table:table-cell office:value-type="float" office:value="254.375">
            <text:p>254.375</text:p>
          </table:table-cell>
          <table:table-cell office:value-type="float" office:value="-0.0395118544516868">
            <text:p>-0.0395118545</text:p>
          </table:table-cell>
          <table:table-cell office:value-type="float" office:value="-0.059211947478734">
            <text:p>-0.0592119475</text:p>
          </table:table-cell>
          <table:table-cell office:value-type="float" office:value="0.00544653562863995">
            <text:p>0.0054465356</text:p>
          </table:table-cell>
          <table:table-cell office:value-type="float" office:value="0.86476843523783">
            <text:p>0.8647684352</text:p>
          </table:table-cell>
          <table:table-cell office:value-type="float" office:value="0.799630051083911">
            <text:p>0.7996300511</text:p>
          </table:table-cell>
          <table:table-cell office:value-type="float" office:value="1.01912101761093">
            <text:p>1.0191210176</text:p>
          </table:table-cell>
          <table:table-cell office:value-type="float" office:value="-17.1938629466848">
            <text:p>-17.1938629467</text:p>
          </table:table-cell>
          <table:table-cell office:value-type="float" office:value="-11.3561057154731">
            <text:p>-11.35610571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12243">
            <text:p>12243</text:p>
          </table:table-cell>
          <table:table-cell office:value-type="float" office:value="23270">
            <text:p>23270</text:p>
          </table:table-cell>
          <table:table-cell office:value-type="float" office:value="49008">
            <text:p>49008</text:p>
          </table:table-cell>
          <table:table-cell office:value-type="float" office:value="-441.25">
            <text:p>-441.25</text:p>
          </table:table-cell>
          <table:table-cell office:value-type="float" office:value="-838.625">
            <text:p>-838.625</text:p>
          </table:table-cell>
          <table:table-cell office:value-type="float" office:value="702.75">
            <text:p>702.75</text:p>
          </table:table-cell>
          <table:table-cell office:value-type="float" office:value="-0.0360410030221351">
            <text:p>-0.036041003</text:p>
          </table:table-cell>
          <table:table-cell office:value-type="float" office:value="-0.0360388912763214">
            <text:p>-0.0360388913</text:p>
          </table:table-cell>
          <table:table-cell office:value-type="float" office:value="0.0143394955925563">
            <text:p>0.0143394956</text:p>
          </table:table-cell>
          <table:table-cell office:value-type="float" office:value="0.876402439064257">
            <text:p>0.8764024391</text:p>
          </table:table-cell>
          <table:table-cell office:value-type="float" office:value="0.876409531834351">
            <text:p>0.8764095318</text:p>
          </table:table-cell>
          <table:table-cell office:value-type="float" office:value="1.05059125199629">
            <text:p>1.050591252</text:p>
          </table:table-cell>
          <table:table-cell office:value-type="float" office:value="-18.8834896200016">
            <text:p>-18.88348962</text:p>
          </table:table-cell>
          <table:table-cell office:value-type="float" office:value="-18.8846166813905">
            <text:p>-18.88461668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998">
            <text:p>1998</text:p>
          </table:table-cell>
          <table:table-cell office:value-type="float" office:value="12018">
            <text:p>12018</text:p>
          </table:table-cell>
          <table:table-cell office:value-type="float" office:value="22843">
            <text:p>22843</text:p>
          </table:table-cell>
          <table:table-cell office:value-type="float" office:value="49176">
            <text:p>49176</text:p>
          </table:table-cell>
          <table:table-cell office:value-type="float" office:value="-508.125">
            <text:p>-508.125</text:p>
          </table:table-cell>
          <table:table-cell office:value-type="float" office:value="-965.75">
            <text:p>-965.75</text:p>
          </table:table-cell>
          <table:table-cell office:value-type="float" office:value="799.25">
            <text:p>799.25</text:p>
          </table:table-cell>
          <table:table-cell office:value-type="float" office:value="-0.0422803295057414">
            <text:p>-0.0422803295</text:p>
          </table:table-cell>
          <table:table-cell office:value-type="float" office:value="-0.0422777218403887">
            <text:p>-0.0422777218</text:p>
          </table:table-cell>
          <table:table-cell office:value-type="float" office:value="0.0162528469171954">
            <text:p>0.0162528469</text:p>
          </table:table-cell>
          <table:table-cell office:value-type="float" office:value="0.855522594205609">
            <text:p>0.8555225942</text:p>
          </table:table-cell>
          <table:table-cell office:value-type="float" office:value="0.855531288856105">
            <text:p>0.8555312889</text:p>
          </table:table-cell>
          <table:table-cell office:value-type="float" office:value="1.05740270807469">
            <text:p>1.0574027081</text:p>
          </table:table-cell>
          <table:table-cell office:value-type="float" office:value="-16.0450129506921">
            <text:p>-16.0450129507</text:p>
          </table:table-cell>
          <table:table-cell office:value-type="float" office:value="-16.0460242854048">
            <text:p>-16.04602428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943">
            <text:p>1943</text:p>
          </table:table-cell>
          <table:table-cell office:value-type="float" office:value="10463">
            <text:p>10463</text:p>
          </table:table-cell>
          <table:table-cell office:value-type="float" office:value="21040">
            <text:p>21040</text:p>
          </table:table-cell>
          <table:table-cell office:value-type="float" office:value="49200">
            <text:p>49200</text:p>
          </table:table-cell>
          <table:table-cell office:value-type="float" office:value="-363.571428571429">
            <text:p>-363.5714285714</text:p>
          </table:table-cell>
          <table:table-cell office:value-type="float" office:value="-41.5714285714286">
            <text:p>-41.5714285714</text:p>
          </table:table-cell>
          <table:table-cell office:value-type="float" office:value="618.571428571429">
            <text:p>618.5714285714</text:p>
          </table:table-cell>
          <table:table-cell office:value-type="float" office:value="-0.0347482967190508">
            <text:p>-0.0347482967</text:p>
          </table:table-cell>
          <table:table-cell office:value-type="float" office:value="-0.00197582835415535">
            <text:p>-0.0019758284</text:p>
          </table:table-cell>
          <table:table-cell office:value-type="float" office:value="0.0125725900116144">
            <text:p>0.01257259</text:p>
          </table:table-cell>
          <table:table-cell office:value-type="float" office:value="0.880747551968078">
            <text:p>0.880747552</text:p>
          </table:table-cell>
          <table:table-cell office:value-type="float" office:value="0.993092252399919">
            <text:p>0.9930922524</text:p>
          </table:table-cell>
          <table:table-cell office:value-type="float" office:value="1.04431388227907">
            <text:p>1.0443138823</text:p>
          </table:table-cell>
          <table:table-cell office:value-type="float" office:value="-19.5990428051788">
            <text:p>-19.59904280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00">
            <text:p>700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9611">
            <text:p>9611</text:p>
          </table:table-cell>
          <table:table-cell office:value-type="float" office:value="22306">
            <text:p>22306</text:p>
          </table:table-cell>
          <table:table-cell office:value-type="float" office:value="48667">
            <text:p>48667</text:p>
          </table:table-cell>
          <table:table-cell office:value-type="float" office:value="0">
            <text:p>0</text:p>
          </table:table-cell>
          <table:table-cell office:value-type="float" office:value="150.2">
            <text:p>150.2</text:p>
          </table:table-cell>
          <table:table-cell office:value-type="float" office:value="345.666666666667">
            <text:p>345.6666666667</text:p>
          </table:table-cell>
          <table:table-cell office:value-type="float" office:value="0">
            <text:p>0</text:p>
          </table:table-cell>
          <table:table-cell office:value-type="float" office:value="0.00673361427418632">
            <text:p>0.0067336143</text:p>
          </table:table-cell>
          <table:table-cell office:value-type="float" office:value="0.00710269107745837">
            <text:p>0.0071026911</text:p>
          </table:table-cell>
          <table:table-cell office:value-type="float" office:value="0.72">
            <text:p>0.72</text:p>
          </table:table-cell>
          <table:table-cell office:value-type="float" office:value="1.02365651941959">
            <text:p>1.0236565194</text:p>
          </table:table-cell>
          <table:table-cell office:value-type="float" office:value="1.02495829728337">
            <text:p>1.02495829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8829">
            <text:p>8829</text:p>
          </table:table-cell>
          <table:table-cell office:value-type="float" office:value="22157">
            <text:p>22157</text:p>
          </table:table-cell>
          <table:table-cell office:value-type="float" office:value="48342">
            <text:p>48342</text:p>
          </table:table-cell>
          <table:table-cell office:value-type="float" office:value="0">
            <text:p>0</text:p>
          </table:table-cell>
          <table:table-cell office:value-type="float" office:value="-21.2">
            <text:p>-21.2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float" office:value="-0.000956808232161394">
            <text:p>-0.0009568082</text:p>
          </table:table-cell>
          <table:table-cell office:value-type="float" office:value="-0.00095155351454222">
            <text:p>-0.0009515535</text:p>
          </table:table-cell>
          <table:table-cell office:value-type="float" office:value="0.72">
            <text:p>0.72</text:p>
          </table:table-cell>
          <table:table-cell office:value-type="float" office:value="0.996652965532142">
            <text:p>0.9966529655</text:p>
          </table:table-cell>
          <table:table-cell office:value-type="float" office:value="0.996671337389121">
            <text:p>0.9966713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88">
            <text:p>788</text:p>
          </table:table-cell>
          <table:table-cell office:value-type="float" office:value="1852">
            <text:p>1852</text:p>
          </table:table-cell>
          <table:table-cell office:value-type="float" office:value="8110">
            <text:p>8110</text:p>
          </table:table-cell>
          <table:table-cell office:value-type="float" office:value="21998">
            <text:p>21998</text:p>
          </table:table-cell>
          <table:table-cell office:value-type="float" office:value="48778">
            <text:p>48778</text:p>
          </table:table-cell>
          <table:table-cell office:value-type="float" office:value="0">
            <text:p>0</text:p>
          </table:table-cell>
          <table:table-cell office:value-type="float" office:value="-38.75">
            <text:p>-38.75</text:p>
          </table:table-cell>
          <table:table-cell office:value-type="float" office:value="-99.5">
            <text:p>-99.5</text:p>
          </table:table-cell>
          <table:table-cell office:value-type="float" office:value="0">
            <text:p>0</text:p>
          </table:table-cell>
          <table:table-cell office:value-type="float" office:value="-0.00176152377488863">
            <text:p>-0.0017615238</text:p>
          </table:table-cell>
          <table:table-cell office:value-type="float" office:value="-0.00203985403255566">
            <text:p>-0.002039854</text:p>
          </table:table-cell>
          <table:table-cell office:value-type="float" office:value="0.72">
            <text:p>0.72</text:p>
          </table:table-cell>
          <table:table-cell office:value-type="float" office:value="0.993840748601268">
            <text:p>0.9938407486</text:p>
          </table:table-cell>
          <table:table-cell office:value-type="float" office:value="0.992868666454825">
            <text:p>0.99286866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7450">
            <text:p>7450</text:p>
          </table:table-cell>
          <table:table-cell office:value-type="float" office:value="21710">
            <text:p>21710</text:p>
          </table:table-cell>
          <table:table-cell office:value-type="float" office:value="48876">
            <text:p>48876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93">
            <text:p>0.93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97">
            <text:p>997</text:p>
          </table:table-cell>
          <table:table-cell office:value-type="float" office:value="2042">
            <text:p>2042</text:p>
          </table:table-cell>
          <table:table-cell office:value-type="float" office:value="6844">
            <text:p>6844</text:p>
          </table:table-cell>
          <table:table-cell office:value-type="float" office:value="21687">
            <text:p>21687</text:p>
          </table:table-cell>
          <table:table-cell office:value-type="float" office:value="49145">
            <text:p>49145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9">
            <text:p>0.9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26.25">
            <text:p>226.25</text:p>
          </table:table-cell>
          <table:table-cell office:value-type="float" office:value="11896.5">
            <text:p>11896.5</text:p>
          </table:table-cell>
          <table:table-cell office:value-type="float" office:value="17349.25">
            <text:p>17349.25</text:p>
          </table:table-cell>
          <table:table-cell office:value-type="float" office:value="19.36">
            <text:p>19.36</text:p>
          </table:table-cell>
          <table:table-cell table:number-columns-repeated="3" office:value-type="float" office:value="5">
            <text:p>5</text:p>
          </table:table-cell>
          <table:table-cell office:value-type="float" office:value="1012">
            <text:p>1012</text:p>
          </table:table-cell>
          <table:table-cell table:number-columns-repeated="2" office:value-type="float" office:value="1418">
            <text:p>1418</text:p>
          </table:table-cell>
          <table:table-cell office:value-type="float" office:value="6287">
            <text:p>6287</text:p>
          </table:table-cell>
          <table:table-cell office:value-type="float" office:value="21297">
            <text:p>21297</text:p>
          </table:table-cell>
          <table:table-cell office:value-type="float" office:value="49466">
            <text:p>49466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.01">
            <text:p>1.01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31.333333333333">
            <text:p>231.3333333333</text:p>
          </table:table-cell>
          <table:table-cell office:value-type="float" office:value="12005">
            <text:p>12005</text:p>
          </table:table-cell>
          <table:table-cell office:value-type="float" office:value="14101">
            <text:p>14101</text:p>
          </table:table-cell>
          <table:table-cell office:value-type="float" office:value="17.7366666666667">
            <text:p>17.73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1020">
            <text:p>1020</text:p>
          </table:table-cell>
          <table:table-cell table:number-columns-repeated="2" office:value-type="float" office:value="1424">
            <text:p>1424</text:p>
          </table:table-cell>
          <table:table-cell office:value-type="float" office:value="5775">
            <text:p>5775</text:p>
          </table:table-cell>
          <table:table-cell office:value-type="float" office:value="21369">
            <text:p>21369</text:p>
          </table:table-cell>
          <table:table-cell office:value-type="float" office:value="50006">
            <text:p>50006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.01">
            <text:p>1.01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2">
            <text:p>0.72</text:p>
          </table:table-cell>
          <table:table-cell office:value-type="float" office:value="1.01">
            <text:p>1.01</text:p>
          </table:table-cell>
          <table:table-cell office:value-type="float" office:value="1.04">
            <text:p>1.04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5">
            <text:p>26.5</text:p>
          </table:table-cell>
          <table:table-cell office:value-type="float" office:value="28.2">
            <text:p>28.2</text:p>
          </table:table-cell>
          <table:table-cell office:value-type="float" office:value="53.9">
            <text:p>53.9</text:p>
          </table:table-cell>
          <table:table-cell office:value-type="float" office:value="26058">
            <text:p>26058</text:p>
          </table:table-cell>
          <table:table-cell office:value-type="float" office:value="27501">
            <text:p>27501</text:p>
          </table:table-cell>
          <table:table-cell office:value-type="float" office:value="31292">
            <text:p>312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1:40.13</dc:date>
    <dc:creator>Liam Widdess</dc:creator>
    <meta:editing-duration>P2DT3H30M52S</meta:editing-duration>
    <meta:editing-cycles>185</meta:editing-cycles>
    <meta:generator>OpenOffice/4.1.7$Win32 OpenOffice.org_project/417m1$Build-9800</meta:generator>
    <meta:document-statistic meta:table-count="8" meta:cell-count="1217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766">
                <text:p>1476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433">
                <text:p>1743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782">
                <text:p>1178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492">
                <text:p>10492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656">
                <text:p>10656</text:p>
              </table:table-cell>
              <table:table-cell office:value-type="float" office:value="15142">
                <text:p>1514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616">
                <text:p>10616</text:p>
              </table:table-cell>
              <table:table-cell office:value-type="float" office:value="17433">
                <text:p>1743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846">
                <text:p>10846</text:p>
              </table:table-cell>
              <table:table-cell office:value-type="float" office:value="15656">
                <text:p>1565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536">
                <text:p>10536</text:p>
              </table:table-cell>
              <table:table-cell office:value-type="float" office:value="17515">
                <text:p>1751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374">
                <text:p>8374</text:p>
              </table:table-cell>
              <table:table-cell office:value-type="float" office:value="11710">
                <text:p>11710</text:p>
              </table:table-cell>
              <table:table-cell office:value-type="float" office:value="20170">
                <text:p>2017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214">
                <text:p>8214</text:p>
              </table:table-cell>
              <table:table-cell office:value-type="float" office:value="12634">
                <text:p>12634</text:p>
              </table:table-cell>
              <table:table-cell office:value-type="float" office:value="18669">
                <text:p>1866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498">
                <text:p>8498</text:p>
              </table:table-cell>
              <table:table-cell office:value-type="float" office:value="11722">
                <text:p>11722</text:p>
              </table:table-cell>
              <table:table-cell office:value-type="float" office:value="18131">
                <text:p>1813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00">
                <text:p>8400</text:p>
              </table:table-cell>
              <table:table-cell office:value-type="float" office:value="12984">
                <text:p>12984</text:p>
              </table:table-cell>
              <table:table-cell office:value-type="float" office:value="18752">
                <text:p>1875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294">
                <text:p>8294</text:p>
              </table:table-cell>
              <table:table-cell office:value-type="float" office:value="13970">
                <text:p>13970</text:p>
              </table:table-cell>
              <table:table-cell office:value-type="float" office:value="19439">
                <text:p>1943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00">
                <text:p>8300</text:p>
              </table:table-cell>
              <table:table-cell office:value-type="float" office:value="13894">
                <text:p>13894</text:p>
              </table:table-cell>
              <table:table-cell office:value-type="float" office:value="20986">
                <text:p>2098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505">
                <text:p>8505</text:p>
              </table:table-cell>
              <table:table-cell office:value-type="float" office:value="14016">
                <text:p>14016</text:p>
              </table:table-cell>
              <table:table-cell office:value-type="float" office:value="23806">
                <text:p>2380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054">
                <text:p>10054</text:p>
              </table:table-cell>
              <table:table-cell office:value-type="float" office:value="15430">
                <text:p>15430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270">
                <text:p>11270</text:p>
              </table:table-cell>
              <table:table-cell office:value-type="float" office:value="15194">
                <text:p>15194</text:p>
              </table:table-cell>
              <table:table-cell office:value-type="float" office:value="25554">
                <text:p>2555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5625">
                <text:p>15625</text:p>
              </table:table-cell>
              <table:table-cell office:value-type="float" office:value="24951">
                <text:p>2495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480">
                <text:p>10480</text:p>
              </table:table-cell>
              <table:table-cell office:value-type="float" office:value="17445">
                <text:p>17445</text:p>
              </table:table-cell>
              <table:table-cell office:value-type="float" office:value="25086">
                <text:p>2508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98">
                <text:p>10798</text:p>
              </table:table-cell>
              <table:table-cell office:value-type="float" office:value="18230">
                <text:p>18230</text:p>
              </table:table-cell>
              <table:table-cell office:value-type="float" office:value="27100">
                <text:p>27100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730">
                <text:p>10730</text:p>
              </table:table-cell>
              <table:table-cell office:value-type="float" office:value="18110">
                <text:p>18110</text:p>
              </table:table-cell>
              <table:table-cell office:value-type="float" office:value="28078">
                <text:p>2807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678">
                <text:p>11678</text:p>
              </table:table-cell>
              <table:table-cell office:value-type="float" office:value="18140">
                <text:p>18140</text:p>
              </table:table-cell>
              <table:table-cell office:value-type="float" office:value="28817">
                <text:p>2881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967">
                <text:p>12967</text:p>
              </table:table-cell>
              <table:table-cell office:value-type="float" office:value="18558">
                <text:p>18558</text:p>
              </table:table-cell>
              <table:table-cell office:value-type="float" office:value="30878">
                <text:p>3087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480">
                <text:p>14480</text:p>
              </table:table-cell>
              <table:table-cell office:value-type="float" office:value="19930">
                <text:p>19930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025">
                <text:p>14025</text:p>
              </table:table-cell>
              <table:table-cell office:value-type="float" office:value="19930">
                <text:p>19930</text:p>
              </table:table-cell>
              <table:table-cell office:value-type="float" office:value="29581">
                <text:p>2958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632">
                <text:p>13632</text:p>
              </table:table-cell>
              <table:table-cell office:value-type="float" office:value="20138">
                <text:p>20138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732">
                <text:p>13732</text:p>
              </table:table-cell>
              <table:table-cell office:value-type="float" office:value="21712">
                <text:p>21712</text:p>
              </table:table-cell>
              <table:table-cell office:value-type="float" office:value="32105">
                <text:p>3210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580">
                <text:p>14580</text:p>
              </table:table-cell>
              <table:table-cell office:value-type="float" office:value="21900">
                <text:p>21900</text:p>
              </table:table-cell>
              <table:table-cell office:value-type="float" office:value="32040">
                <text:p>3204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0811">
                <text:p>20811</text:p>
              </table:table-cell>
              <table:table-cell office:value-type="float" office:value="34396">
                <text:p>3439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322">
                <text:p>15322</text:p>
              </table:table-cell>
              <table:table-cell office:value-type="float" office:value="22176">
                <text:p>22176</text:p>
              </table:table-cell>
              <table:table-cell office:value-type="float" office:value="37838">
                <text:p>3783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3458">
                <text:p>23458</text:p>
              </table:table-cell>
              <table:table-cell office:value-type="float" office:value="40300">
                <text:p>4030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3874">
                <text:p>23874</text:p>
              </table:table-cell>
              <table:table-cell office:value-type="float" office:value="40652">
                <text:p>4065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064">
                <text:p>25064</text:p>
              </table:table-cell>
              <table:table-cell office:value-type="float" office:value="42172">
                <text:p>4217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297">
                <text:p>26297</text:p>
              </table:table-cell>
              <table:table-cell office:value-type="float" office:value="43496">
                <text:p>4349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55">
                <text:p>16655</text:p>
              </table:table-cell>
              <table:table-cell office:value-type="float" office:value="28106">
                <text:p>28106</text:p>
              </table:table-cell>
              <table:table-cell office:value-type="float" office:value="45798">
                <text:p>45798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390">
                <text:p>17390</text:p>
              </table:table-cell>
              <table:table-cell office:value-type="float" office:value="28995">
                <text:p>28995</text:p>
              </table:table-cell>
              <table:table-cell office:value-type="float" office:value="49393">
                <text:p>4939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208">
                <text:p>30208</text:p>
              </table:table-cell>
              <table:table-cell office:value-type="float" office:value="51356">
                <text:p>5135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1052">
                <text:p>31052</text:p>
              </table:table-cell>
              <table:table-cell office:value-type="float" office:value="50248">
                <text:p>5024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461">
                <text:p>32461</text:p>
              </table:table-cell>
              <table:table-cell office:value-type="float" office:value="48502">
                <text:p>4850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062">
                <text:p>34062</text:p>
              </table:table-cell>
              <table:table-cell office:value-type="float" office:value="48315">
                <text:p>4831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5340">
                <text:p>35340</text:p>
              </table:table-cell>
              <table:table-cell office:value-type="float" office:value="50335">
                <text:p>503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02">
                <text:p>23302</text:p>
              </table:table-cell>
              <table:table-cell office:value-type="float" office:value="35378">
                <text:p>35378</text:p>
              </table:table-cell>
              <table:table-cell office:value-type="float" office:value="49767">
                <text:p>4976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4232">
                <text:p>24232</text:p>
              </table:table-cell>
              <table:table-cell office:value-type="float" office:value="34308">
                <text:p>34308</text:p>
              </table:table-cell>
              <table:table-cell office:value-type="float" office:value="51831">
                <text:p>51831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4132">
                <text:p>34132</text:p>
              </table:table-cell>
              <table:table-cell office:value-type="float" office:value="54675">
                <text:p>5467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52">
                <text:p>26752</text:p>
              </table:table-cell>
              <table:table-cell office:value-type="float" office:value="35467">
                <text:p>35467</text:p>
              </table:table-cell>
              <table:table-cell office:value-type="float" office:value="51762">
                <text:p>5176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880">
                <text:p>34880</text:p>
              </table:table-cell>
              <table:table-cell office:value-type="float" office:value="48757">
                <text:p>4875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980">
                <text:p>24980</text:p>
              </table:table-cell>
              <table:table-cell office:value-type="float" office:value="33210">
                <text:p>33210</text:p>
              </table:table-cell>
              <table:table-cell office:value-type="float" office:value="50262">
                <text:p>5026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590">
                <text:p>25590</text:p>
              </table:table-cell>
              <table:table-cell office:value-type="float" office:value="33636">
                <text:p>33636</text:p>
              </table:table-cell>
              <table:table-cell office:value-type="float" office:value="52523">
                <text:p>5252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2900">
                <text:p>22900</text:p>
              </table:table-cell>
              <table:table-cell office:value-type="float" office:value="33622">
                <text:p>33622</text:p>
              </table:table-cell>
              <table:table-cell office:value-type="float" office:value="50433">
                <text:p>5043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0164">
                <text:p>20164</text:p>
              </table:table-cell>
              <table:table-cell office:value-type="float" office:value="33298">
                <text:p>33298</text:p>
              </table:table-cell>
              <table:table-cell office:value-type="float" office:value="47357">
                <text:p>4735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751">
                <text:p>15751</text:p>
              </table:table-cell>
              <table:table-cell office:value-type="float" office:value="29953">
                <text:p>29953</text:p>
              </table:table-cell>
              <table:table-cell office:value-type="float" office:value="48508">
                <text:p>4850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6796">
                <text:p>16796</text:p>
              </table:table-cell>
              <table:table-cell office:value-type="float" office:value="31642">
                <text:p>31642</text:p>
              </table:table-cell>
              <table:table-cell office:value-type="float" office:value="51168">
                <text:p>511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9038">
                <text:p>19038</text:p>
              </table:table-cell>
              <table:table-cell office:value-type="float" office:value="29450">
                <text:p>29450</text:p>
              </table:table-cell>
              <table:table-cell office:value-type="float" office:value="48822">
                <text:p>4882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9608">
                <text:p>19608</text:p>
              </table:table-cell>
              <table:table-cell office:value-type="float" office:value="27006">
                <text:p>27006</text:p>
              </table:table-cell>
              <table:table-cell office:value-type="float" office:value="45575">
                <text:p>4557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5648">
                <text:p>15648</text:p>
              </table:table-cell>
              <table:table-cell office:value-type="float" office:value="25532">
                <text:p>25532</text:p>
              </table:table-cell>
              <table:table-cell office:value-type="float" office:value="42715">
                <text:p>4271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5920">
                <text:p>15920</text:p>
              </table:table-cell>
              <table:table-cell office:value-type="float" office:value="26039">
                <text:p>26039</text:p>
              </table:table-cell>
              <table:table-cell office:value-type="float" office:value="44037">
                <text:p>44037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4080">
                <text:p>14080</text:p>
              </table:table-cell>
              <table:table-cell office:value-type="float" office:value="25540">
                <text:p>25540</text:p>
              </table:table-cell>
              <table:table-cell office:value-type="float" office:value="42624">
                <text:p>4262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2512">
                <text:p>12512</text:p>
              </table:table-cell>
              <table:table-cell office:value-type="float" office:value="24539">
                <text:p>24539</text:p>
              </table:table-cell>
              <table:table-cell office:value-type="float" office:value="41304">
                <text:p>41304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4544">
                <text:p>14544</text:p>
              </table:table-cell>
              <table:table-cell office:value-type="float" office:value="23742">
                <text:p>23742</text:p>
              </table:table-cell>
              <table:table-cell office:value-type="float" office:value="43152">
                <text:p>4315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5808">
                <text:p>15808</text:p>
              </table:table-cell>
              <table:table-cell office:value-type="float" office:value="25859">
                <text:p>25859</text:p>
              </table:table-cell>
              <table:table-cell office:value-type="float" office:value="46560">
                <text:p>4656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4080">
                <text:p>14080</text:p>
              </table:table-cell>
              <table:table-cell office:value-type="float" office:value="24588">
                <text:p>24588</text:p>
              </table:table-cell>
              <table:table-cell office:value-type="float" office:value="47880">
                <text:p>478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2512">
                <text:p>12512</text:p>
              </table:table-cell>
              <table:table-cell office:value-type="float" office:value="23699">
                <text:p>23699</text:p>
              </table:table-cell>
              <table:table-cell office:value-type="float" office:value="47136">
                <text:p>4713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3744">
                <text:p>13744</text:p>
              </table:table-cell>
              <table:table-cell office:value-type="float" office:value="24543">
                <text:p>24543</text:p>
              </table:table-cell>
              <table:table-cell office:value-type="float" office:value="48072">
                <text:p>4807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1200">
                <text:p>11200</text:p>
              </table:table-cell>
              <table:table-cell office:value-type="float" office:value="22880">
                <text:p>22880</text:p>
              </table:table-cell>
              <table:table-cell office:value-type="float" office:value="45768">
                <text:p>45768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1104">
                <text:p>11104</text:p>
              </table:table-cell>
              <table:table-cell office:value-type="float" office:value="22286">
                <text:p>22286</text:p>
              </table:table-cell>
              <table:table-cell office:value-type="float" office:value="43752">
                <text:p>4375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2608">
                <text:p>12608</text:p>
              </table:table-cell>
              <table:table-cell office:value-type="float" office:value="23976">
                <text:p>23976</text:p>
              </table:table-cell>
              <table:table-cell office:value-type="float" office:value="47136">
                <text:p>4713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3744">
                <text:p>13744</text:p>
              </table:table-cell>
              <table:table-cell office:value-type="float" office:value="23454">
                <text:p>23454</text:p>
              </table:table-cell>
              <table:table-cell office:value-type="float" office:value="49320">
                <text:p>49320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00">
                <text:p>11200</text:p>
              </table:table-cell>
              <table:table-cell office:value-type="float" office:value="23140">
                <text:p>23140</text:p>
              </table:table-cell>
              <table:table-cell office:value-type="float" office:value="48624">
                <text:p>48624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104">
                <text:p>11104</text:p>
              </table:table-cell>
              <table:table-cell office:value-type="float" office:value="22958">
                <text:p>22958</text:p>
              </table:table-cell>
              <table:table-cell office:value-type="float" office:value="47952">
                <text:p>4795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2608">
                <text:p>12608</text:p>
              </table:table-cell>
              <table:table-cell office:value-type="float" office:value="24120">
                <text:p>24120</text:p>
              </table:table-cell>
              <table:table-cell office:value-type="float" office:value="46632">
                <text:p>4663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4256">
                <text:p>14256</text:p>
              </table:table-cell>
              <table:table-cell office:value-type="float" office:value="23140">
                <text:p>23140</text:p>
              </table:table-cell>
              <table:table-cell office:value-type="float" office:value="42720">
                <text:p>4272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4574">
                <text:p>14574</text:p>
              </table:table-cell>
              <table:table-cell office:value-type="float" office:value="23999">
                <text:p>23999</text:p>
              </table:table-cell>
              <table:table-cell office:value-type="float" office:value="42384">
                <text:p>4238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4479">
                <text:p>14479</text:p>
              </table:table-cell>
              <table:table-cell office:value-type="float" office:value="24076">
                <text:p>24076</text:p>
              </table:table-cell>
              <table:table-cell office:value-type="float" office:value="44448">
                <text:p>44448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3961">
                <text:p>13961</text:p>
              </table:table-cell>
              <table:table-cell office:value-type="float" office:value="24469">
                <text:p>24469</text:p>
              </table:table-cell>
              <table:table-cell office:value-type="float" office:value="46704">
                <text:p>4670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243">
                <text:p>12243</text:p>
              </table:table-cell>
              <table:table-cell office:value-type="float" office:value="23270">
                <text:p>23270</text:p>
              </table:table-cell>
              <table:table-cell office:value-type="float" office:value="49008">
                <text:p>4900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018">
                <text:p>12018</text:p>
              </table:table-cell>
              <table:table-cell office:value-type="float" office:value="22843">
                <text:p>22843</text:p>
              </table:table-cell>
              <table:table-cell office:value-type="float" office:value="49176">
                <text:p>4917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0463">
                <text:p>10463</text:p>
              </table:table-cell>
              <table:table-cell office:value-type="float" office:value="21040">
                <text:p>21040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9611">
                <text:p>9611</text:p>
              </table:table-cell>
              <table:table-cell office:value-type="float" office:value="22306">
                <text:p>22306</text:p>
              </table:table-cell>
              <table:table-cell office:value-type="float" office:value="48667">
                <text:p>48667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8829">
                <text:p>8829</text:p>
              </table:table-cell>
              <table:table-cell office:value-type="float" office:value="22157">
                <text:p>22157</text:p>
              </table:table-cell>
              <table:table-cell office:value-type="float" office:value="48342">
                <text:p>48342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8110">
                <text:p>8110</text:p>
              </table:table-cell>
              <table:table-cell office:value-type="float" office:value="21998">
                <text:p>21998</text:p>
              </table:table-cell>
              <table:table-cell office:value-type="float" office:value="48778">
                <text:p>4877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7450">
                <text:p>7450</text:p>
              </table:table-cell>
              <table:table-cell office:value-type="float" office:value="21710">
                <text:p>21710</text:p>
              </table:table-cell>
              <table:table-cell office:value-type="float" office:value="48876">
                <text:p>4887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6844">
                <text:p>6844</text:p>
              </table:table-cell>
              <table:table-cell office:value-type="float" office:value="21687">
                <text:p>21687</text:p>
              </table:table-cell>
              <table:table-cell office:value-type="float" office:value="49145">
                <text:p>49145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6287">
                <text:p>6287</text:p>
              </table:table-cell>
              <table:table-cell office:value-type="float" office:value="21297">
                <text:p>21297</text:p>
              </table:table-cell>
              <table:table-cell office:value-type="float" office:value="49466">
                <text:p>49466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5775">
                <text:p>5775</text:p>
              </table:table-cell>
              <table:table-cell office:value-type="float" office:value="21369">
                <text:p>21369</text:p>
              </table:table-cell>
              <table:table-cell office:value-type="float" office:value="50006">
                <text:p>50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96.5">
                <text:p>11896.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2005">
                <text:p>12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7cm" svg:y="1.404cm" svg:width="30.91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7366666666667">
                <text:p>17.73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4cm" svg:y="1.352cm" svg:width="31.37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509987650949">
                <text:p>1.03509987650949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878684120262">
                <text:p>1.1087868412026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3517607213421">
                <text:p>1.0351760721342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6259659531986">
                <text:p>1.0625965953198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948871285507">
                <text:p>1.059488712855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365366768888">
                <text:p>1.1136536676888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802313743992">
                <text:p>1.1080231374399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370606833544">
                <text:p>1.0237060683354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5003382047884">
                <text:p>1.0500338204788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237305648815">
                <text:p>1.1023730564881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3302741843077">
                <text:p>1.13302741843077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7230693726884">
                <text:p>1.1723069372688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053432310695">
                <text:p>1.1305343231069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2444726446585">
                <text:p>1.1244472644658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6026423017041">
                <text:p>1.16026423017041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001614361856">
                <text:p>1.1200161436185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3485565050245">
                <text:p>1.1348556505024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253022308655">
                <text:p>1.225302230865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400782595608">
                <text:p>1.140078259560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770250725287">
                <text:p>1.1377025072528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3972485152441">
                <text:p>1.1397248515244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6686322286684">
                <text:p>1.0668632228668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985438127935">
                <text:p>1.0598543812793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4706144416424">
                <text:p>1.1470614441642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6629760390119">
                <text:p>1.0662976039011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053891330456">
                <text:p>1.0705389133045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8880712345633">
                <text:p>1.0888071234563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940459305213">
                <text:p>1.18940459305213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696277866045">
                <text:p>1.1769627786604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8244372741741">
                <text:p>1.1824437274174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440312393414">
                <text:p>1.1644031239341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4503049147202">
                <text:p>1.145030491472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6593298404253">
                <text:p>1.1659329840425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7816324009949">
                <text:p>1.0781632400994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7392213817576">
                <text:p>1.1739221381757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342896500251">
                <text:p>1.1234289650025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8141485136684">
                <text:p>1.0814148513668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4579933968963">
                <text:p>1.0457993396896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96238825297722">
                <text:p>0.99623882529772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5370358938267">
                <text:p>1.0537035893826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353802652826">
                <text:p>1.0535380265282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6355647858629">
                <text:p>1.0635564785862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99087312950334">
                <text:p>0.99908731295033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878219126456583">
                <text:p>0.878219126456583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80032423638703">
                <text:p>0.8003242363870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815649374534118">
                <text:p>0.81564937453411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0401036250094">
                <text:p>1.0040103625009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69367123158258">
                <text:p>0.96936712315825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782278718483956">
                <text:p>0.78227871848395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782484546719349">
                <text:p>0.782484546719349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1046099921956">
                <text:p>1.0104609992195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890530902508196">
                <text:p>0.89053090250819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5459942032579">
                <text:p>1.0545994203257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663872217759">
                <text:p>1.05663872217759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834885033334785">
                <text:p>0.83488503333478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844066614766946">
                <text:p>0.8440666147669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76209525331353">
                <text:p>0.976209525331353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862003035655622">
                <text:p>0.86200303565562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48545663724118">
                <text:p>0.94854566372411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0072005002364">
                <text:p>1.00072005002364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43250381074961">
                <text:p>0.943250381074961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74254661673554">
                <text:p>0.97425466167355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69700405251231">
                <text:p>0.969700405251231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0635655190351">
                <text:p>1.00635655190351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.02114958253949">
                <text:p>1.02114958253949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9680640879466">
                <text:p>0.9968064087946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0570309944895">
                <text:p>1.00570309944895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.03208677452978">
                <text:p>1.0320867745297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9680640879466">
                <text:p>0.9968064087946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894276779052505">
                <text:p>0.89427677905250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.0123081608115">
                <text:p>1.012308160811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799630051083911">
                <text:p>0.799630051083911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876409531834351">
                <text:p>0.876409531834351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855531288856105">
                <text:p>0.85553128885610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93092252399919">
                <text:p>0.993092252399919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.02365651941959">
                <text:p>1.02365651941959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996652965532142">
                <text:p>0.996652965532142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93840748601268">
                <text:p>0.99384074860126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7349.25">
                <text:p>17349.2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4101">
                <text:p>14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